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/>
    </style:style>
    <style:style style:name="P2" style:family="paragraph" style:parent-style-name="Standard">
      <loext:graphic-properties draw:fill="solid" draw:fill-color="#ffffff"/>
      <style:paragraph-properties fo:background-color="#ffffff"/>
      <style:text-properties fo:color="#0000ff"/>
    </style:style>
    <style:style style:name="P3" style:family="paragraph" style:parent-style-name="Standard">
      <loext:graphic-properties draw:fill="solid" draw:fill-color="#ffffff"/>
      <style:paragraph-properties fo:background-color="#ffffff"/>
      <style:text-properties fo:color="#080707" fo:font-size="12pt" style:font-size-asian="12pt" style:font-size-complex="12pt" fo:background-color="#ffffff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7" style:family="paragraph" style:parent-style-name="Standard"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loext:graphic-properties draw:fill="solid" draw:fill-color="#ffffff"/>
      <style:paragraph-properties fo:background-color="#ffffff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loext:graphic-properties draw:fill="solid" draw:fill-color="#ffffff"/>
      <style:paragraph-properties fo:background-color="#ffffff"/>
      <style:text-properties fo:color="#222222" fo:background-color="#ffffff"/>
    </style:style>
    <style:style style:name="P10" style:family="paragraph" style:parent-style-name="Standard" style:list-style-name="WWNum2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11" style:family="paragraph" style:parent-style-name="Standard" style:list-style-name="WWNum1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12" style:family="paragraph" style:parent-style-name="Standard">
      <loext:graphic-properties draw:fill="solid" draw:fill-color="#ffffff"/>
      <style:paragraph-properties fo:margin-left="0.5in" fo:margin-right="0in" fo:text-indent="0in" style:auto-text-indent="false" fo:background-color="#ffffff"/>
    </style:style>
    <style:style style:name="P13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  <style:text-properties fo:color="#080707" style:font-name="Comic Sans MS" fo:font-size="10.5pt" style:font-name-asian="Comic Sans MS1" style:font-size-asian="10.5pt" style:font-name-complex="Comic Sans MS1" style:font-size-complex="10.5pt" fo:background-color="#ffffff"/>
    </style:style>
    <style:style style:name="P14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  <style:text-properties fo:color="#080707" fo:font-size="12pt" style:font-size-asian="12pt" style:font-size-complex="12pt" fo:background-color="#ffffff"/>
    </style:style>
    <style:style style:name="P15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</style:style>
    <style:style style:name="P16" style:family="paragraph" style:parent-style-name="Standard">
      <style:paragraph-properties fo:margin-left="0in" fo:margin-right="0in" fo:margin-top="0.139in" fo:margin-bottom="0.139in" loext:contextual-spacing="false" fo:line-height="100%" fo:text-indent="0in" style:auto-text-indent="false"/>
      <style:text-properties fo:color="#222222"/>
    </style:style>
    <style:style style:name="P17" style:family="paragraph" style:parent-style-name="Standard">
      <style:paragraph-properties fo:margin-left="0in" fo:margin-right="0in" fo:margin-top="0.139in" fo:margin-bottom="0.139in" loext:contextual-spacing="false" fo:line-height="100%" fo:text-indent="0in" style:auto-text-indent="false"/>
    </style:style>
    <style:style style:name="P18" style:family="paragraph" style:parent-style-name="Standard">
      <style:paragraph-properties fo:margin-top="0in" fo:margin-bottom="0.2083in" loext:contextual-spacing="false" fo:line-height="100%" fo:padding="0in" fo:border="none"/>
    </style:style>
    <style:style style:name="P19" style:family="paragraph" style:parent-style-name="Standard">
      <style:paragraph-properties fo:margin-top="0in" fo:margin-bottom="0in" loext:contextual-spacing="false" fo:line-height="100%" fo:keep-together="auto" fo:padding="0in" fo:border="none" fo:keep-with-next="auto"/>
    </style:style>
    <style:style style:name="P20" style:family="paragraph" style:parent-style-name="Standard">
      <loext:graphic-properties draw:fill="solid" draw:fill-color="#ffffff"/>
      <style:paragraph-properties fo:margin-top="0in" fo:margin-bottom="0in" loext:contextual-spacing="false" fo:line-height="100%" fo:keep-together="auto" fo:background-color="#ffffff" fo:padding="0in" fo:border="none" fo:keep-with-next="auto"/>
    </style:style>
    <style:style style:name="P21" style:family="paragraph" style:parent-style-name="Standard">
      <style:paragraph-properties fo:margin-left="0.0972in" fo:margin-right="0.0972in" fo:margin-top="0in" fo:margin-bottom="0.0693in" loext:contextual-spacing="false" fo:line-height="120%" fo:text-indent="0in" style:auto-text-indent="false"/>
    </style:style>
    <style:style style:name="P22" style:family="paragraph" style:parent-style-name="Standard">
      <style:paragraph-properties fo:margin-left="0in" fo:margin-right="0in" fo:text-indent="0.5in" style:auto-text-indent="false"/>
    </style:style>
    <style:style style:name="P23" style:family="paragraph" style:parent-style-name="Standard" style:master-page-name="Standard">
      <loext:graphic-properties draw:fill="solid" draw:fill-color="#ffffff"/>
      <style:paragraph-properties style:page-number="1" fo:background-color="#ffffff"/>
    </style:style>
    <style:style style:name="P24" style:family="paragraph" style:parent-style-name="Heading_20_1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33%" fo:keep-together="auto" fo:text-indent="-0.25in" style:auto-text-indent="false" fo:background-color="#ffffff" fo:padding="0in" fo:border="none" fo:keep-with-next="auto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cc0000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1155cc" style:text-underline-style="solid" style:text-underline-width="auto" style:text-underline-color="font-color" fo:background-color="#ffffff"/>
    </style:style>
    <style:style style:name="T5" style:family="text">
      <style:text-properties fo:color="#1155cc" style:font-name="Comic Sans MS" fo:font-size="10.5pt" style:text-underline-style="solid" style:text-underline-width="auto" style:text-underline-color="font-color" style:font-name-asian="Comic Sans MS1" style:font-size-asian="10.5pt" style:font-name-complex="Comic Sans MS1" style:font-size-complex="10.5pt" fo:background-color="#ffffff"/>
    </style:style>
    <style:style style:name="T6" style:family="text">
      <style:text-properties fo:color="#1155cc" fo:font-size="12pt" style:text-underline-style="solid" style:text-underline-width="auto" style:text-underline-color="font-color" style:font-size-asian="12pt" style:font-size-complex="12pt" fo:background-color="#ffffff"/>
    </style:style>
    <style:style style:name="T7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9" style:family="text">
      <style:text-properties fo:color="#1155cc" style:font-name="Roboto" fo:font-size="12pt" style:text-underline-style="solid" style:text-underline-width="auto" style:text-underline-color="font-color" style:font-name-asian="Roboto1" style:font-size-asian="12pt" style:font-name-complex="Roboto1" style:font-size-complex="12pt" fo:background-color="#ffffff"/>
    </style:style>
    <style:style style:name="T10" style:family="text">
      <style:text-properties fo:color="#1155cc" style:font-name="Roboto" fo:font-size="10.5pt" style:text-underline-style="solid" style:text-underline-width="auto" style:text-underline-color="font-color" style:font-name-asian="Roboto1" style:font-size-asian="10.5pt" style:font-name-complex="Roboto1" style:font-size-complex="10.5pt" fo:background-color="#ffffff"/>
    </style:style>
    <style:style style:name="T11" style:family="text">
      <style:text-properties fo:color="#1155cc" fo:font-size="10.5pt" style:text-underline-style="solid" style:text-underline-width="auto" style:text-underline-color="font-color" style:font-size-asian="10.5pt" style:font-size-complex="10.5pt" fo:background-color="#ffffff"/>
    </style:style>
    <style:style style:name="T12" style:family="text">
      <style:text-properties fo:color="#080707" style:font-name="Comic Sans MS" fo:font-size="10.5pt" style:font-name-asian="Comic Sans MS1" style:font-size-asian="10.5pt" style:font-name-complex="Comic Sans MS1" style:font-size-complex="10.5pt" fo:background-color="#ffffff"/>
    </style:style>
    <style:style style:name="T13" style:family="text">
      <style:text-properties fo:color="#080707" fo:font-size="12pt" style:font-size-asian="12pt" style:font-size-complex="12pt" fo:background-color="#ffffff"/>
    </style:style>
    <style:style style:name="T14" style:family="text">
      <style:text-properties fo:color="#080707" style:font-name="Roboto" fo:font-size="12pt" style:font-name-asian="Roboto1" style:font-size-asian="12pt" style:font-name-complex="Roboto1" style:font-size-complex="12pt" fo:background-color="#ffffff"/>
    </style:style>
    <style:style style:name="T15" style:family="text">
      <style:text-properties fo:color="#080707" fo:font-size="10.5pt" style:font-size-asian="10.5pt" style:font-size-complex="10.5pt" fo:background-color="#ffffff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weight="bold" style:font-size-asian="12pt" style:font-weight-asian="bold" style:font-size-complex="12pt"/>
    </style:style>
    <style:style style:name="T18" style:family="text">
      <style:text-properties fo:color="#5f6368" fo:font-size="12pt" style:font-size-asian="12pt" style:font-size-complex="12pt"/>
    </style:style>
    <style:style style:name="T19" style:family="text">
      <style:text-properties fo:color="#222222"/>
    </style:style>
    <style:style style:name="T20" style:family="text">
      <style:text-properties fo:color="#222222" fo:background-color="#ffffff"/>
    </style:style>
    <style:style style:name="T21" style:family="text">
      <style:text-properties fo:color="#263238" style:font-name="Roboto" fo:font-size="10pt" style:text-underline-style="solid" style:text-underline-width="auto" style:text-underline-color="font-color" style:font-name-asian="Roboto1" style:font-size-asian="10pt" style:font-name-complex="Roboto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Quick links</text:span><text:span text:style-name="T2"> </text:span>For best results Ctrl + F search. </text:p>
      <text:p text:style-name="P2"/>
      <text:p text:style-name="P1"><text:a xlink:type="simple" xlink:href="https://docs.google.com/presentation/d/1gFchZN3v8TpdiU6WA6MkkmxxlyGxQ_MOfMJdhe6YqFE/edit?resourcekey=0-xanu5wHoJueVSC6TEblfoQ#slide=id.g84d75a6b2c_1_4886" text:style-name="ListLabel_20_19" text:visited-style-name="ListLabel_20_19"><text:span text:style-name="T3">Security Command Center customer-facing slides</text:span></text:a></text:p>
      <text:p text:style-name="P1"><text:a xlink:type="simple" xlink:href="https://docs.google.com/forms/d/e/1FAIpQLSfrkuDmOfC16D6gmQXWYpLkn31sP98S0Dz_pfekLgvzjFbJRg/viewform" text:style-name="ListLabel_20_19" text:visited-style-name="ListLabel_20_19"><text:span text:style-name="T3">Google Cloud GCP Early Access Form: Alpha</text:span></text:a></text:p>
      <text:p text:style-name="P1"><text:a xlink:type="simple" xlink:href="https://beam.apache.org/documentation/programming-guide/" text:style-name="ListLabel_20_19" text:visited-style-name="ListLabel_20_19"><text:span text:style-name="T3">Using BEAM for Dataflow </text:span></text:a>(programming guide)</text:p>
      <text:p text:style-name="P1"><text:a xlink:type="simple" xlink:href="https://cloud.google.com/solutions/processing-logs-at-scale-using-dataflow#costs" text:style-name="ListLabel_20_19" text:visited-style-name="ListLabel_20_19"><text:span text:style-name="T3">Processing Logs at scale</text:span></text:a> (Dataflow, Cloud Storage, GKE, Logs, Stream, Batch, Overview of PCollections and TCollections, ETL, Flatten files)</text:p>
      <text:p text:style-name="P1"><text:a xlink:type="simple" xlink:href="https://cloud.google.com/solutions/deploy-dotnet-applications" text:style-name="ListLabel_20_19" text:visited-style-name="ListLabel_20_19"><text:span text:style-name="T3">Deploying .NET apps <text:tab/>on GCP</text:span></text:a>(Core vs.NET, stateful vs stateless decision tree, Windows, GKE, App Engine, Compute Engine(stateful))</text:p>
      <text:p text:style-name="P1"/>
      <text:p text:style-name="P1"><text:a xlink:type="simple" xlink:href="https://cloud.google.com/appengine/checklist" text:style-name="ListLabel_20_19" text:visited-style-name="ListLabel_20_19"><text:span text:style-name="T3">Launch Checklist for App Engine</text:span></text:a></text:p>
      <text:p text:style-name="P1"><text:a xlink:type="simple" xlink:href="https://cloud.google.com/sql/docs/launch-checklist" text:style-name="ListLabel_20_19" text:visited-style-name="ListLabel_20_19"><text:span text:style-name="T3">Launch Checklist for Cloud SQL</text:span></text:a></text:p>
      <text:p text:style-name="P1"><text:a xlink:type="simple" xlink:href="https://cloud.google.com/solutions/prep-kubernetes-engine-for-prod" text:style-name="ListLabel_20_19" text:visited-style-name="ListLabel_20_19"><text:span text:style-name="T3">Preparing GKE for production launch</text:span></text:a></text:p>
      <text:p text:style-name="P1"><text:a xlink:type="simple" xlink:href="https://developers.google.com/maps/documentation/gaming/launch_checklist" text:style-name="ListLabel_20_19" text:visited-style-name="ListLabel_20_19"><text:span text:style-name="T3">Launch Checklist for Gaming Services</text:span></text:a></text:p>
      <text:p text:style-name="P1"/>
      <text:p text:style-name="P1">Defense in depth: <text:a xlink:type="simple" xlink:href="https://cloud.google.com/blog/products/networking/google-cloud-networking-in-depth-three-defense-in-depth-principles-for-securing-your-environment" text:style-name="ListLabel_20_19" text:visited-style-name="ListLabel_20_19"><text:span text:style-name="T3">https://cloud.google.com/blog/products/networking/google-cloud-networking-in-depth-three-defense-in-depth-principles-for-securing-your-environment</text:span></text:a> </text:p>
      <text:p text:style-name="P1"/>
      <text:p text:style-name="P1">Difference between Identity Platform and Firebase Authentication: <text:a xlink:type="simple" xlink:href="https://cloud.google.com/identity-platform/docs/product-comparison" text:style-name="ListLabel_20_19" text:visited-style-name="ListLabel_20_19"><text:span text:style-name="T3">https://cloud.google.com/identity-platform/docs/product-comparison</text:span></text:a></text:p>
      <text:p text:style-name="P1"/>
      <text:p text:style-name="P1">GCP buildpacks for containers: <text:a xlink:type="simple" xlink:href="https://cloud.google.com/blog/products/containers-kubernetes/google-cloud-now-supports-buildpacks" text:style-name="ListLabel_20_19" text:visited-style-name="ListLabel_20_19"><text:span text:style-name="T3">https://cloud.google.com/blog/products/containers-kubernetes/google-cloud-now-supports-buildpacks</text:span></text:a></text:p>
      <text:p text:style-name="P1">Cloud Native/buildpacks.io: <text:a xlink:type="simple" xlink:href="https://buildpacks.io/" text:style-name="ListLabel_20_19" text:visited-style-name="ListLabel_20_19"><text:span text:style-name="T3">https://buildpacks.io/</text:span></text:a></text:p>
      <text:p text:style-name="P1"/>
      <text:p text:style-name="P1"><text:soft-page-break/></text:p>
      <text:p text:style-name="P1">GKE Network overview: <text:a xlink:type="simple" xlink:href="https://cloud.google.com/kubernetes-engine/docs/concepts/network-overview" text:style-name="ListLabel_20_19" text:visited-style-name="ListLabel_20_19"><text:span text:style-name="T3">https://cloud.google.com/kubernetes-engine/docs/concepts/network-overview</text:span></text:a></text:p>
      <text:p text:style-name="P1"/>
      <text:p text:style-name="P1">FAQ about Autoscaler and GKE: <text:a xlink:type="simple" xlink:href="https://github.com/kubernetes/autoscaler/blob/master/cluster-autoscaler/FAQ.md" text:style-name="ListLabel_20_19" text:visited-style-name="ListLabel_20_19"><text:span text:style-name="T3">https://github.com/kubernetes/autoscaler/blob/master/cluster-autoscaler/FAQ.md</text:span></text:a></text:p>
      <text:p text:style-name="P1"/>
      <text:p text:style-name="P1">Kubernetes in Production: https://cloud.google.com/solutions/prep-kubernetes-engine-for-prod</text:p>
      <text:p text:style-name="P1">Choosing the right size cluster in GKE: <text:a xlink:type="simple" xlink:href="https://cloud.google.com/solutions/scope-and-size-kubernetes-engine-clusters" text:style-name="ListLabel_20_19" text:visited-style-name="ListLabel_20_19"><text:span text:style-name="T3">https://cloud.google.com/solutions/scope-and-size-kubernetes-engine-clusters</text:span></text:a></text:p>
      <text:p text:style-name="P1"/>
      <text:p text:style-name="P1">GCP Stratozone Migration:<text:line-break/><text:a xlink:type="simple" xlink:href="https://cloud.google.com/community/tutorials/vm-migration-with-stratozone" text:style-name="ListLabel_20_19" text:visited-style-name="ListLabel_20_19"><text:span text:style-name="T3">https://cloud.google.com/community/tutorials/vm-migration-with-stratozone</text:span></text:a></text:p>
      <text:list xml:id="list1562088431" text:style-name="WWNum2">
        <text:list-item>
          <text:p text:style-name="P10">TCO Assessment form: <text:a xlink:type="simple" xlink:href="https://inthecloud.withgoogle.com/tco-assessment-19/form.html" text:style-name="ListLabel_20_19" text:visited-style-name="ListLabel_20_19"><text:span text:style-name="T3">https://inthecloud.withgoogle.com/tco-assessment-19/form.html</text:span></text:a></text:p>
        </text:list-item>
        <text:list-item>
          <text:p text:style-name="P10">RAMP Tutorial with Stratozone: <text:a xlink:type="simple" xlink:href="https://cloud.google.com/community/tutorials/vm-migration-with-stratozone" text:style-name="ListLabel_20_19" text:visited-style-name="ListLabel_20_19"><text:span text:style-name="T3">https://cloud.google.com/community/tutorials/vm-migration-with-stratozone</text:span></text:a></text:p>
        </text:list-item>
        <text:list-item>
          <text:p text:style-name="P10">RAMP pillars: <text:a xlink:type="simple" xlink:href="https://cloud.google.com/blog/products/cloud-migration/google-cloud-ramp-program-simplifies-cloud-migration" text:style-name="ListLabel_20_19" text:visited-style-name="ListLabel_20_19"><text:span text:style-name="T3">https://cloud.google.com/blog/products/cloud-migration/google-cloud-ramp-program-simplifies-cloud-migration</text:span></text:a></text:p>
        </text:list-item>
        <text:list-item>
          <text:p text:style-name="P10">Large-Scale Migration: <text:a xlink:type="simple" xlink:href="https://services.google.com/fh/files/misc/building-large-scale-migration-program-with-google-cloud.pdf" text:style-name="ListLabel_20_19" text:visited-style-name="ListLabel_20_19"><text:span text:style-name="T3">https://services.google.com/fh/files/misc/building-large-scale-migration-program-with-google-cloud.pdf</text:span></text:a></text:p>
        </text:list-item>
        <text:list-item>
          <text:p text:style-name="P10">Application migration: CIO’s guide: <text:a xlink:type="simple" xlink:href="https://services.google.com/fh/files/misc/cio_guide_to_application_migraton.pdf" text:style-name="ListLabel_20_19" text:visited-style-name="ListLabel_20_19"><text:span text:style-name="T3">https://services.google.com/fh/files/misc/cio_guide_to_application_migraton.pdf</text:span></text:a></text:p>
        </text:list-item>
        <text:list-item>
          <text:p text:style-name="P10">Data Center Transformation: <text:a xlink:type="simple" xlink:href="https://services.google.com/fh/files/misc/google_data_center_transformation.pdf" text:style-name="ListLabel_20_19" text:visited-style-name="ListLabel_20_19"><text:span text:style-name="T3">https://services.google.com/fh/files/misc/google_data_center_transformation.pdf</text:span></text:a></text:p>
        </text:list-item>
      </text:list>
      <text:p text:style-name="P12"/>
      <text:p text:style-name="P1"/>
      <text:p text:style-name="P1">IoT: <text:a xlink:type="simple" xlink:href="https://cloud.google.com/solutions/designing-connected-vehicle-platform" text:style-name="ListLabel_20_19" text:visited-style-name="ListLabel_20_19"><text:span text:style-name="T3">https://cloud.google.com/solutions/designing-connected-vehicle-platform</text:span></text:a></text:p>
      <text:p text:style-name="P1"/>
      <text:p text:style-name="P1">Cloud SQL replication and scale: <text:a xlink:type="simple" xlink:href="https://cloud.google.com/community/tutorials/horizontally-scale-mysql-database-backend-with-google-cloud-sql-and-proxysql" text:style-name="ListLabel_20_19" text:visited-style-name="ListLabel_20_19"><text:span text:style-name="T3">https://cloud.google.com/community/tutorials/horizontally-scale-mysql-database-backend-with-google-cloud-sql-and-proxysql</text:span></text:a></text:p>
      <text:p text:style-name="P1"/>
      <text:p text:style-name="P1"><text:soft-page-break/>DevOps world: <text:a xlink:type="simple" xlink:href="https://cloud.google.com/solutions/devops/devops-tech-version-control" text:style-name="ListLabel_20_19" text:visited-style-name="ListLabel_20_19"><text:span text:style-name="T3">https://cloud.google.com/solutions/devops/devops-tech-version-control</text:span></text:a></text:p>
      <text:p text:style-name="P1"/>
      <text:p text:style-name="P1">BareMetalSolutions-technical overview for customers:</text:p>
      <text:p text:style-name="P1"><text:a xlink:type="simple" xlink:href="https://docs.google.com/presentation/d/1dcNdDGWO0XhaFRSOrwl1agOB5Q3vS65Gm1qlsD1FL-M/edit#slide=id.g827cf0b32e_4_1337" text:style-name="ListLabel_20_19" text:visited-style-name="ListLabel_20_19"><text:span text:style-name="T3">https://docs.google.com/presentation/d/1dcNdDGWO0XhaFRSOrwl1agOB5Q3vS65Gm1qlsD1FL-M/edit#slide=id.g827cf0b32e_4_1337</text:span></text:a></text:p>
      <text:p text:style-name="P1"/>
      <text:p text:style-name="P1">HIPAA compliance aligned projects: <text:a xlink:type="simple" xlink:href="https://cloud.google.com/solutions/setting-up-a-hipaa-aligned-project" text:style-name="ListLabel_20_19" text:visited-style-name="ListLabel_20_19"><text:span text:style-name="T3">https://cloud.google.com/solutions/setting-up-a-hipaa-aligned-project</text:span></text:a></text:p>
      <text:p text:style-name="P1"/>
      <text:p text:style-name="P1">Alternatives to Zync Render(deprecated): <text:a xlink:type="simple" xlink:href="https://docs.google.com/document/d/1WZSdlf8H6mYPPzi9douDgD4LjHgHd_-E8UkAWBXb8hE/edit" text:style-name="ListLabel_20_19" text:visited-style-name="ListLabel_20_19"><text:span text:style-name="T3">https://docs.google.com/document/d/1WZSdlf8H6mYPPzi9douDgD4LjHgHd_-E8UkAWBXb8hE/edit</text:span></text:a></text:p>
      <text:p text:style-name="P1"/>
      <text:p text:style-name="P1">GKE Best Practice articles: <text:a xlink:type="simple" xlink:href="https://cloud.google.com/blog/products/containers-kubernetes/best-practices-for-creating-a-highly-available-gke-cluster" text:style-name="ListLabel_20_19" text:visited-style-name="ListLabel_20_19"><text:span text:style-name="T3">https://cloud.google.com/blog/products/containers-kubernetes/best-practices-for-creating-a-highly-available-gke-cluster</text:span></text:a></text:p>
      <text:p text:style-name="P1"/>
      <text:p text:style-name="P1">GKE best practice series on security: <text:a xlink:type="simple" xlink:href="https://www.stackrox.com/post/2020/08/gke-monitoring-best-practices-for-better-security-and-operability/" text:style-name="ListLabel_20_19" text:visited-style-name="ListLabel_20_19"><text:span text:style-name="T3">https://www.stackrox.com/post/2020/08/gke-monitoring-best-practices-for-better-security-and-operability/</text:span></text:a></text:p>
      <text:p text:style-name="P1"/>
      <text:p text:style-name="P1">Apigee Product offerings: <text:a xlink:type="simple" xlink:href="https://specs.apigee.com/files/Apigee_Offerings.pdf" text:style-name="ListLabel_20_19" text:visited-style-name="ListLabel_20_19"><text:span text:style-name="T3">https://specs.apigee.com/files/Apigee_Offerings.pdf</text:span></text:a></text:p>
      <text:p text:style-name="P1"/>
      <text:p text:style-name="P1">Cloud Asset Inventory: <text:a xlink:type="simple" xlink:href="https://cloud.google.com/asset-inventory/docs/overview" text:style-name="ListLabel_20_19" text:visited-style-name="ListLabel_20_19"><text:span text:style-name="T3">https://cloud.google.com/asset-inventory/docs/overview</text:span></text:a></text:p>
      <text:p text:style-name="P1"><text:tab/>Scorecard: <text:a xlink:type="simple" xlink:href="https://github.com/GoogleCloudPlatform/cloud-foundation-toolkit/blob/master/cli/docs/scorecard.md" text:style-name="ListLabel_20_19" text:visited-style-name="ListLabel_20_19"><text:span text:style-name="T3">https://github.com/GoogleCloudPlatform/cloud-foundation-toolkit/blob/master/cli/docs/scorecard.md</text:span></text:a></text:p>
      <text:p text:style-name="P1"/>
      <text:p text:style-name="P1"/>
      <text:p text:style-name="P1">Cloud Billing, analyzing cost performance and projections:</text:p>
      <text:p text:style-name="P1"><text:a xlink:type="simple" xlink:href="https://cloud.google.com/billing/docs/how-to" text:style-name="ListLabel_20_19" text:visited-style-name="ListLabel_20_19"><text:span text:style-name="T3">https://cloud.google.com/billing/docs/how-to</text:span></text:a></text:p>
      <text:p text:style-name="P1"><text:soft-page-break/></text:p>
      <text:p text:style-name="P1">Generate OAuth Tokens: <text:a xlink:type="simple" xlink:href="https://developers.google.com/oauthplayground/" text:style-name="ListLabel_20_19" text:visited-style-name="ListLabel_20_19"><text:span text:style-name="T3">https://developers.google.com/oauthplayground/</text:span></text:a></text:p>
      <text:p text:style-name="P1"/>
      <text:p text:style-name="P1">Help with billing and spend reports:</text:p>
      <text:p text:style-name="P1"><text:a xlink:type="simple" xlink:href="https://cloud.google.com/billing/docs/how-to/reports" text:style-name="ListLabel_20_20" text:visited-style-name="ListLabel_20_20"><text:span text:style-name="T4">View your billing reports and cost trends</text:span></text:a></text:p>
      <text:p text:style-name="P1"><text:a xlink:type="simple" xlink:href="https://cloud.google.com/billing/docs/how-to/visualize-data" text:style-name="ListLabel_20_20" text:visited-style-name="ListLabel_20_20"><text:span text:style-name="T4">Visualize spend over time with Data Studio</text:span></text:a></text:p>
      <text:p text:style-name="P1"><text:a xlink:type="simple" xlink:href="https://cloud.google.com/billing/docs/how-to/cost-breakdown" text:style-name="ListLabel_20_20" text:visited-style-name="ListLabel_20_20"><text:span text:style-name="T4">Understand your savings with cost breakdown reports</text:span></text:a></text:p>
      <text:p text:style-name="P1"><text:a xlink:type="simple" xlink:href="https://cloud.google.com/blog/products/data-analytics/analyzing-gcp-costs-using-folders-and-bigquery-billing-export" text:style-name="ListLabel_20_20" text:visited-style-name="ListLabel_20_20"><text:span text:style-name="T4">Analyzing GCP cost with folders and BigQuery Billing Export</text:span></text:a></text:p>
      <text:p text:style-name="P13"/>
      <text:p text:style-name="P13"/>
      <text:p text:style-name="P15"><text:span text:style-name="T12">PCI Security Blueprints: </text:span><text:a xlink:type="simple" xlink:href="https://cloud.google.com/architecture/blueprints/gke-pci-dss-blueprint#project-overview" text:style-name="ListLabel_20_21" text:visited-style-name="ListLabel_20_21"><text:span text:style-name="T5">https://cloud.google.com/architecture/blueprints/gke-pci-dss-blueprint#project-overview</text:span></text:a></text:p>
      <text:p text:style-name="P13"/>
      <text:p text:style-name="P15"><text:span text:style-name="T12">Compute Decision Tree: </text:span><text:a xlink:type="simple" xlink:href="https://cloud.google.com/blog/products/gcp/choosing-the-right-compute-option-in-gcp-a-decision-tree" text:style-name="ListLabel_20_21" text:visited-style-name="ListLabel_20_21"><text:span text:style-name="T5">https://cloud.google.com/blog/products/gcp/choosing-the-right-compute-option-in-gcp-a-decision-tree</text:span></text:a></text:p>
      <text:p text:style-name="P13"/>
      <text:p text:style-name="P15"><text:span text:style-name="T12">GCP Architecture Framework - System Design considerations: </text:span><text:a xlink:type="simple" xlink:href="https://cloud.google.com/architecture/framework/design-considerations" text:style-name="ListLabel_20_21" text:visited-style-name="ListLabel_20_21"><text:span text:style-name="T5">https://cloud.google.com/architecture/framework/design-considerations</text:span></text:a></text:p>
      <text:p text:style-name="P13"/>
      <text:p text:style-name="P15"><text:span text:style-name="T12">Prevention from deleting a project with a lien: </text:span><text:a xlink:type="simple" xlink:href="https://cloud.google.com/resource-manager/docs/project-liens" text:style-name="ListLabel_20_21" text:visited-style-name="ListLabel_20_21"><text:span text:style-name="T5">https://cloud.google.com/resource-manager/docs/project-liens</text:span></text:a></text:p>
      <text:p text:style-name="P13"/>
      <text:p text:style-name="P15"><text:span text:style-name="T12">Comparing ESP and Endpoint Frameworks: </text:span><text:a xlink:type="simple" xlink:href="https://cloud.google.com/endpoints/docs/frameworks/frameworks-extensible-service-proxy" text:style-name="ListLabel_20_21" text:visited-style-name="ListLabel_20_21"><text:span text:style-name="T5">https://cloud.google.com/endpoints/docs/frameworks/frameworks-extensible-service-proxy</text:span></text:a></text:p>
      <text:p text:style-name="P13"/>
      <text:p text:style-name="P15"><text:span text:style-name="T12">Choosing a Cloud Endpoints option: </text:span><text:a xlink:type="simple" xlink:href="https://cloud.google.com/endpoints/docs/choose-endpoints-option" text:style-name="ListLabel_20_21" text:visited-style-name="ListLabel_20_21"><text:span text:style-name="T5">https://cloud.google.com/endpoints/docs/choose-endpoints-option</text:span></text:a></text:p>
      <text:p text:style-name="P13"><text:soft-page-break/></text:p>
      <text:p text:style-name="P15"><text:span text:style-name="T12">Web Frameworks: </text:span><text:a xlink:type="simple" xlink:href="https://levelup.gitconnected.com/web-development-frameworks-475e06016093" text:style-name="ListLabel_20_21" text:visited-style-name="ListLabel_20_21"><text:span text:style-name="T5">https://levelup.gitconnected.com/web-development-frameworks-475e06016093</text:span></text:a></text:p>
      <text:p text:style-name="P13"/>
      <text:p text:style-name="P15"><text:span text:style-name="T12">App Hosting options by use case: </text:span><text:a xlink:type="simple" xlink:href="https://cloud.google.com/hosting-options?_gac=1.217768354.1591188917.EAIaIQobChMIkIGSz9jl6QIVEdbACh2-oArXEAAYASADEgLz-vD_BwE&amp;_ga=2.151529083.-398232415.1564000593" text:style-name="ListLabel_20_21" text:visited-style-name="ListLabel_20_21"><text:span text:style-name="T5">https://cloud.google.com/hosting-options?_gac=1.217768354.1591188917.EAIaIQobChMIkIGSz9jl6QIVEdbACh2-oArXEAAYASADEgLz-vD_BwE&amp;_ga=2.151529083.-398232415.1564000593</text:span></text:a></text:p>
      <text:p text:style-name="P14"/>
      <text:p text:style-name="P1"><text:span text:style-name="T13">Anthos Specialization (need knowledge of Architecting with Kubernetes): </text:span><text:a xlink:type="simple" xlink:href="https://www.coursera.org/specializations/architecting-hybrid-cloud-infrastructure-anthos#courses" text:style-name="ListLabel_20_22" text:visited-style-name="ListLabel_20_22"><text:span text:style-name="T6">https://www.coursera.org/specializations/architecting-hybrid-cloud-infrastructure-anthos#courses</text:span></text:a></text:p>
      <text:p text:style-name="P3"/>
      <text:p text:style-name="P1"><text:span text:style-name="T13">GCP Launch Checklist:</text:span></text:p>
      <text:p text:style-name="P1"><text:a xlink:type="simple" xlink:href="https://cloud.google.com/docs/platform-launch-checklist" text:style-name="ListLabel_20_22" text:visited-style-name="ListLabel_20_22"><text:span text:style-name="T6">https://cloud.google.com/docs/platform-launch-checklist</text:span></text:a></text:p>
      <text:p text:style-name="P1"><text:a xlink:type="simple" xlink:href="https://cloud.google.com/run/docs/triggering/using-scheduler" text:style-name="ListLabel_20_19" text:visited-style-name="ListLabel_20_19"><text:span text:style-name="T3">https://cloud.google.com/run/docs/triggering/using-scheduler</text:span></text:a></text:p>
      <text:p text:style-name="P18">Partner portal, partner api, marketplace partner:</text:p>
      <text:list xml:id="list2026988591" text:style-name="WWNum1">
        <text:list-item>
          <text:p text:style-name="P24"><text:bookmark text:name="_cw9x72h3u2n"/><text:span text:style-name="T14">Cloud Commerce Partner Procurement API </text:span><text:a xlink:type="simple" xlink:href="https://cloud.google.com/marketplace/docs/partners/commerce-procurement-api/reference" text:style-name="ListLabel_20_23" text:visited-style-name="ListLabel_20_23"><text:span text:style-name="T9">https://cloud.google.com/marketplace/docs/partners/commerce-procurement-api/reference</text:span></text:a></text:p>
        </text:list-item>
        <text:list-item>
          <text:p text:style-name="P11"><text:span text:style-name="T15">Partner Advantage Portal </text:span><text:a xlink:type="simple" xlink:href="https://www.partneradvantage.goog/GCPPRM/s/partneradvantageportallogin?language=en_US" text:style-name="ListLabel_20_24" text:visited-style-name="ListLabel_20_24"><text:span text:style-name="T11">https://www.partneradvantage.goog/GCPPRM/s/partneradvantageportallogin?language=en_US</text:span></text:a></text:p>
        </text:list-item>
        <text:list-item>
          <text:p text:style-name="P11"><text:span text:style-name="T15">Overview and Checklist: SaaS Solutions </text:span><text:a xlink:type="simple" xlink:href="https://cloud.google.com/marketplace/docs/partners/integrated-saas" text:style-name="ListLabel_20_24" text:visited-style-name="ListLabel_20_24"><text:span text:style-name="T11">https://cloud.google.com/marketplace/docs/partners/integrated-saas</text:span></text:a></text:p>
        </text:list-item>
        <text:list-item>
          <text:p text:style-name="P11"><text:span text:style-name="T15">Code labs: Integrating w/ GCP marketplace </text:span><text:a xlink:type="simple" xlink:href="https://codelabs.developers.google.com/codelabs/gcp-marketplace-integrated-saas/index.html?index=..%2F..index#0" text:style-name="ListLabel_20_24" text:visited-style-name="ListLabel_20_24"><text:span text:style-name="T11">https://codelabs.developers.google.com/codelabs/gcp-marketplace-integrated-saas/index.html?index=..%2F..index#0</text:span></text:a></text:p>
        </text:list-item>
      </text:list>
      <text:p text:style-name="P18"/>
      <text:p text:style-name="P18">BigQuery Cookbook:</text:p>
      <text:p text:style-name="P18"><text:a xlink:type="simple" xlink:href="https://support.google.com/analytics/answer/4419694?hl=en&amp;ref_topic=3416089" text:style-name="ListLabel_20_19" text:visited-style-name="ListLabel_20_19"><text:span text:style-name="T3">https://support.google.com/analytics/answer/4419694?hl=en&amp;ref_topic=3416089</text:span></text:a></text:p>
      <text:p text:style-name="P18">Migrating project under an Organization <text:a xlink:type="simple" xlink:href="https://cloud.google.com/resource-manager/docs/migrating-projects-billing" text:style-name="ListLabel_20_19" text:visited-style-name="ListLabel_20_19"><text:span text:style-name="T3">https://cloud.google.com/resource-manager/docs/migrating-projects-billing</text:span></text:a></text:p>
      <text:p text:style-name="P18">Migrate existing billing accounts</text:p>
      <text:p text:style-name="P18"><text:a xlink:type="simple" xlink:href="https://cloud.google.com/resource-manager/docs/migrating-projects-billing#migrating_existing_billing_accounts" text:style-name="ListLabel_20_19" text:visited-style-name="ListLabel_20_19"><text:span text:style-name="T3">https://cloud.google.com/resource-manager/docs/migrating-projects-billing#migrating_existing_billing_accounts</text:span></text:a></text:p>
      <text:p text:style-name="P18"><text:soft-page-break/>GCP Price List: <text:a xlink:type="simple" xlink:href="https://cloud.google.com/pricing/list" text:style-name="ListLabel_20_19" text:visited-style-name="ListLabel_20_19"><text:span text:style-name="T3">https://cloud.google.com/pricing/list</text:span></text:a></text:p>
      <text:p text:style-name="P18">Deploying Microsoft Active Directory Domain Controllers with Advanced Networking Configuration on GCP: <text:a xlink:type="simple" xlink:href="https://cloud.google.com/solutions/deploying-microsoft-active-directory-domain-controllers-with-advanced-networking-configuration-on-gcp" text:style-name="ListLabel_20_19" text:visited-style-name="ListLabel_20_19"><text:span text:style-name="T3">https://cloud.google.com/solutions/deploying-microsoft-active-directory-domain-controllers-with-advanced-networking-configuration-on-gcp</text:span></text:a></text:p>
      <text:p text:style-name="P4">Cloud Identity-Aware Proxy (secure admin access from outside network w/o vpn)</text:p>
      <text:p text:style-name="P4"><text:a xlink:type="simple" xlink:href="https://cloud.google.com/iap/" text:style-name="ListLabel_20_19" text:visited-style-name="ListLabel_20_19"><text:span text:style-name="T3">https://cloud.google.com/iap/</text:span></text:a></text:p>
      <text:p text:style-name="P4"><text:a xlink:type="simple" xlink:href="https://cloud.google.com/iap/docs/concepts-overview" text:style-name="ListLabel_20_19" text:visited-style-name="ListLabel_20_19"><text:span text:style-name="T3">https://cloud.google.com/iap/docs/concepts-overview</text:span></text:a></text:p>
      <text:p text:style-name="P4"/>
      <text:p text:style-name="P4">Federating Google Cloud with Active Directory:</text:p>
      <text:p text:style-name="P4"><text:a xlink:type="simple" xlink:href="https://cloud.google.com/solutions/federating-gcp-with-active-directory-introduction" text:style-name="ListLabel_20_19" text:visited-style-name="ListLabel_20_19"><text:span text:style-name="T3">https://cloud.google.com/solutions/federating-gcp-with-active-directory-introduction</text:span></text:a></text:p>
      <text:p text:style-name="P4"/>
      <text:p text:style-name="P20"><text:span text:style-name="T16">7 ways we harden our KVM hypervisor at Google Cloud: security in plaintext</text:span></text:p>
      <text:p text:style-name="P4"><text:a xlink:type="simple" xlink:href="https://cloud.google.com/blog/products/gcp/7-ways-we-harden-our-kvm-hypervisor-at-google-cloud-security-in-plaintext" text:style-name="ListLabel_20_25" text:visited-style-name="ListLabel_20_25"><text:span text:style-name="T7">https://cloud.google.com/blog/products/gcp/7-ways-we-harden-our-kvm-hypervisor-at-google-cloud-security-in-plaintext</text:span></text:a></text:p>
      <text:p text:style-name="P6"/>
      <text:p text:style-name="P4"><text:span text:style-name="T16">Mender for updating firmware on IOT devices: </text:span></text:p>
      <text:p text:style-name="P4"><text:a xlink:type="simple" xlink:href="https://mender.io/overview/how-it-works" text:style-name="ListLabel_20_25" text:visited-style-name="ListLabel_20_25"><text:span text:style-name="T7">https://mender.io/overview/how-it-works</text:span></text:a></text:p>
      <text:p text:style-name="P6"/>
      <text:p text:style-name="P19"><text:span text:style-name="T16">VPC Service Controls</text:span></text:p>
      <text:p text:style-name="P4"><text:span text:style-name="T18">Define security perimeters for sensitive data in Google Cloud Platform services</text:span></text:p>
      <text:p text:style-name="P4"><text:a xlink:type="simple" xlink:href="https://cloud.google.com/vpc-service-controls/" text:style-name="ListLabel_20_25" text:visited-style-name="ListLabel_20_25"><text:span text:style-name="T7">https://cloud.google.com/vpc-service-controls/</text:span></text:a></text:p>
      <text:p text:style-name="P6"/>
      <text:p text:style-name="Standard"><text:span text:style-name="T16">Identity and Authentication:</text:span></text:p>
      <text:p text:style-name="Standard"><text:a xlink:type="simple" xlink:href="https://cloud.google.com/blog/products/identity-security/identity-and-authentication-the-google-cloud-way" text:style-name="ListLabel_20_25" text:visited-style-name="ListLabel_20_25"><text:span text:style-name="T7">https://cloud.google.com/blog/products/identity-security/identity-and-authentication-the-google-cloud-way</text:span></text:a></text:p>
      <text:p text:style-name="P5"><text:soft-page-break/></text:p>
      <text:p text:style-name="Standard"><text:span text:style-name="T16">Authentication overview: </text:span></text:p>
      <text:p text:style-name="Standard"><text:a xlink:type="simple" xlink:href="https://cloud.google.com/docs/authentication/" text:style-name="ListLabel_20_25" text:visited-style-name="ListLabel_20_25"><text:span text:style-name="T7">https://cloud.google.com/docs/authentication/</text:span></text:a></text:p>
      <text:p text:style-name="P5"/>
      <text:p text:style-name="Standard"><text:span text:style-name="T16">GCP Data Center security Encryption in Transit: </text:span><text:a xlink:type="simple" xlink:href="https://cloud.google.com/security/encryption-in-transit/" text:style-name="ListLabel_20_25" text:visited-style-name="ListLabel_20_25"><text:span text:style-name="T7">https://cloud.google.com/security/encryption-in-transit/</text:span></text:a></text:p>
      <text:p text:style-name="P5"/>
      <text:p text:style-name="Standard"><text:span text:style-name="T16">Application Layer Transport Security: </text:span><text:a xlink:type="simple" xlink:href="https://cloud.google.com/security/encryption-in-transit/application-layer-transport-security/" text:style-name="ListLabel_20_25" text:visited-style-name="ListLabel_20_25"><text:span text:style-name="T7">https://cloud.google.com/security/encryption-in-transit/application-layer-transport-security/</text:span></text:a></text:p>
      <text:p text:style-name="P5"/>
      <text:p text:style-name="Standard"><text:span text:style-name="T16">Best practices DB Management: </text:span><text:a xlink:type="simple" xlink:href="https://cloud.google.com/blog/products/gcp/best-practices-for-securing-your-google-cloud-databases" text:style-name="ListLabel_20_25" text:visited-style-name="ListLabel_20_25"><text:span text:style-name="T7">https://cloud.google.com/blog/products/gcp/best-practices-for-securing-your-google-cloud-databases</text:span></text:a></text:p>
      <text:p text:style-name="P5"/>
      <text:p text:style-name="Standard"><text:span text:style-name="T16">GCP DB options: </text:span><text:a xlink:type="simple" xlink:href="https://cloud.google.com/products/databases/" text:style-name="ListLabel_20_25" text:visited-style-name="ListLabel_20_25"><text:span text:style-name="T7">https://cloud.google.com/products/databases/</text:span></text:a></text:p>
      <text:p text:style-name="P5"/>
      <text:p text:style-name="Standard"><text:span text:style-name="T16">Financial Security Compliance:</text:span></text:p>
      <text:p text:style-name="Standard"><text:a xlink:type="simple" xlink:href="https://cloud.google.com/solutions/financial-services/?tab=tab4#security-and-compliance" text:style-name="ListLabel_20_25" text:visited-style-name="ListLabel_20_25"><text:span text:style-name="T7">https://cloud.google.com/solutions/financial-services/?tab=tab4#security-and-compliance</text:span></text:a></text:p>
      <text:p text:style-name="P5"/>
      <text:p text:style-name="Standard"><text:span text:style-name="T16">ETL:</text:span></text:p>
      <text:p text:style-name="Standard"><text:span text:style-name="T16">Data Processing w IoTCore:</text:span></text:p>
      <text:p text:style-name="Standard"><text:a xlink:type="simple" xlink:href="https://cloud.google.com/community/tutorials/cloud-iot-rtdp" text:style-name="ListLabel_20_25" text:visited-style-name="ListLabel_20_25"><text:span text:style-name="T7">https://cloud.google.com/community/tutorials/cloud-iot-rtdp</text:span></text:a></text:p>
      <text:p text:style-name="P5"/>
      <text:p text:style-name="Standard"><text:span text:style-name="T16">Geolocation Telemetry w/Maps API:</text:span></text:p>
      <text:p text:style-name="Standard"><text:a xlink:type="simple" xlink:href="https://cloud.google.com/solutions/scalable-geolocation-telemetry-system-using-maps-api" text:style-name="ListLabel_20_25" text:visited-style-name="ListLabel_20_25"><text:span text:style-name="T7">https://cloud.google.com/solutions/scalable-geolocation-telemetry-system-using-maps-api</text:span></text:a></text:p>
      <text:p text:style-name="P5"><text:soft-page-break/></text:p>
      <text:p text:style-name="Standard"><text:span text:style-name="T16">DataFlow Templates:</text:span></text:p>
      <text:p text:style-name="Standard"><text:a xlink:type="simple" xlink:href="https://cloud.google.com/dataflow/docs/guides/templates/provided-templates#cloud-pubsub-to-bigquery" text:style-name="ListLabel_20_25" text:visited-style-name="ListLabel_20_25"><text:span text:style-name="T7">https://cloud.google.com/dataflow/docs/guides/templates/provided-templates#cloud-pubsub-to-bigquery</text:span></text:a></text:p>
      <text:p text:style-name="P5"/>
      <text:p text:style-name="Standard"><text:span text:style-name="T16">Geolocation Developer:</text:span></text:p>
      <text:p text:style-name="Standard"><text:a xlink:type="simple" xlink:href="https://developers.google.com/maps/documentation/geolocation/intro" text:style-name="ListLabel_20_25" text:visited-style-name="ListLabel_20_25"><text:span text:style-name="T7">https://developers.google.com/maps/documentation/geolocation/intro</text:span></text:a></text:p>
      <text:p text:style-name="P5"/>
      <text:p text:style-name="Standard"><text:span text:style-name="T16">Kubernetes Networking:</text:span></text:p>
      <text:p text:style-name="Standard"><text:span text:style-name="T16">Part 1: </text:span><text:a xlink:type="simple" xlink:href="https://medium.com/@tao_66792/how-does-the-kubernetes-networking-work-part-1-5e2da2696701" text:style-name="ListLabel_20_25" text:visited-style-name="ListLabel_20_25"><text:span text:style-name="T7">https://medium.com/@tao_66792/how-does-the-kubernetes-networking-work-part-1-5e2da2696701</text:span></text:a></text:p>
      <text:p text:style-name="Standard"><text:span text:style-name="T16">Part 2: </text:span><text:a xlink:type="simple" xlink:href="https://medium.com/@tao_66792/how-does-the-kubernetes-networking-work-part-2-e81fc95ff2f6" text:style-name="ListLabel_20_25" text:visited-style-name="ListLabel_20_25"><text:span text:style-name="T7">https://medium.com/@tao_66792/how-does-the-kubernetes-networking-work-part-2-e81fc95ff2f6</text:span></text:a></text:p>
      <text:p text:style-name="P5"/>
      <text:p text:style-name="Standard"><text:span text:style-name="T16">Context-Aware Access:</text:span></text:p>
      <text:p text:style-name="Standard"><text:a xlink:type="simple" xlink:href="https://cloud.google.com/context-aware-access/docs/quickstart" text:style-name="ListLabel_20_25" text:visited-style-name="ListLabel_20_25"><text:span text:style-name="T7">https://cloud.google.com/context-aware-access/docs/quickstart</text:span></text:a></text:p>
      <text:p text:style-name="P5"/>
      <text:p text:style-name="Standard"><text:span text:style-name="T16">App Engine Std vs Flex:</text:span></text:p>
      <text:p text:style-name="Standard"><text:a xlink:type="simple" xlink:href="https://cloud.google.com/appengine/docs/the-appengine-environments" text:style-name="ListLabel_20_25" text:visited-style-name="ListLabel_20_25"><text:span text:style-name="T7">https://cloud.google.com/appengine/docs/the-appengine-environments</text:span></text:a></text:p>
      <text:p text:style-name="P16"/>
      <text:p text:style-name="P17"><text:span text:style-name="T19">Identity Platform: HIPAA compliance:</text:span></text:p>
      <text:p text:style-name="P17"><text:a xlink:type="simple" xlink:href="https://cloud.google.com/security/compliance/hipaa/identity-platform" text:style-name="ListLabel_20_19" text:visited-style-name="ListLabel_20_19"><text:span text:style-name="T3">https://cloud.google.com/security/compliance/hipaa/identity-platform</text:span></text:a></text:p>
      <text:p text:style-name="Standard"><text:span text:style-name="T16">Free Hands-on Training:</text:span></text:p>
      <text:p text:style-name="Standard"><text:a xlink:type="simple" xlink:href="https://cloud.google.com/training/free-labs/#introductory-labs" text:style-name="ListLabel_20_25" text:visited-style-name="ListLabel_20_25"><text:span text:style-name="T7">https://cloud.google.com/training/free-labs/#introductory-labs</text:span></text:a></text:p>
      <text:p text:style-name="P5"><text:soft-page-break/></text:p>
      <text:p text:style-name="Standard"><text:span text:style-name="T16">Google Cloud client libraries:</text:span></text:p>
      <text:p text:style-name="Standard"><text:a xlink:type="simple" xlink:href="https://cloud.google.com/apis/docs/cloud-client-libraries" text:style-name="ListLabel_20_25" text:visited-style-name="ListLabel_20_25"><text:span text:style-name="T7">https://cloud.google.com/apis/docs/cloud-client-libraries</text:span></text:a></text:p>
      <text:p text:style-name="P5"/>
      <text:p text:style-name="Standard"><text:span text:style-name="T16">GCP Free tier:</text:span></text:p>
      <text:p text:style-name="Standard"><text:a xlink:type="simple" xlink:href="https://cloud.google.com/free/" text:style-name="ListLabel_20_25" text:visited-style-name="ListLabel_20_25"><text:span text:style-name="T7">https://cloud.google.com/free/</text:span></text:a></text:p>
      <text:p text:style-name="P5"/>
      <text:p text:style-name="Standard"><text:span text:style-name="T16">How Pub/Sub works:</text:span></text:p>
      <text:p text:style-name="Standard"><text:a xlink:type="simple" xlink:href="https://cloud.google.com/pubsub/architecture#the_basics_of_a_publishsubscribe_service" text:style-name="ListLabel_20_25" text:visited-style-name="ListLabel_20_25"><text:span text:style-name="T7">https://cloud.google.com/pubsub/architecture#the_basics_of_a_publishsubscribe_service</text:span></text:a></text:p>
      <text:p text:style-name="P5"/>
      <text:p text:style-name="Standard"><text:span text:style-name="T16">IoT End-End (Temp controls)</text:span></text:p>
      <text:p text:style-name="Standard"><text:a xlink:type="simple" xlink:href="https://cloud.google.com/iot/docs/samples/end-to-end-sample" text:style-name="ListLabel_20_25" text:visited-style-name="ListLabel_20_25"><text:span text:style-name="T7">https://cloud.google.com/iot/docs/samples/end-to-end-sample</text:span></text:a></text:p>
      <text:p text:style-name="P5"/>
      <text:p text:style-name="Standard"><text:span text:style-name="T16">Setting up Firestore</text:span></text:p>
      <text:p text:style-name="Standard"><text:a xlink:type="simple" xlink:href="https://cloud.google.com/firestore/docs/quickstarts" text:style-name="ListLabel_20_25" text:visited-style-name="ListLabel_20_25"><text:span text:style-name="T7">https://cloud.google.com/firestore/docs/quickstarts</text:span></text:a></text:p>
      <text:p text:style-name="P5"/>
      <text:p text:style-name="Standard"><text:span text:style-name="T16">App Engine Config Files:</text:span></text:p>
      <text:p text:style-name="Standard"><text:a xlink:type="simple" xlink:href="https://cloud.google.com/appengine/docs/standard/python/configuration-files" text:style-name="ListLabel_20_25" text:visited-style-name="ListLabel_20_25"><text:span text:style-name="T7">https://cloud.google.com/appengine/docs/standard/python/configuration-files</text:span></text:a></text:p>
      <text:p text:style-name="P5"/>
      <text:p text:style-name="Standard"><text:span text:style-name="T16">Documents/Indexes:</text:span></text:p>
      <text:p text:style-name="Standard"><text:a xlink:type="simple" xlink:href="https://cloud.google.com/appengine/docs/standard/java/search/?hl=en_US&amp;_ga=2.250413636.-398232415.1564000593&amp;_gac=1.149105026.1574364545.EAIaIQobChMI8_Ws7YT85QIVF5SzCh0cAAi_EAAYASAAEgL4UPD_BwE" text:style-name="ListLabel_20_25" text:visited-style-name="ListLabel_20_25"><text:span text:style-name="T7">https://cloud.google.com/appengine/docs/standard/java/search/?hl=en_US&amp;_ga=2.250413636.-398232415.1564000593&amp;_gac=1.149105026.1574364545.EAIaIQobChMI8_Ws7YT85QIVF5SzCh0cAAi_EAAYASAAEgL4UPD_BwE</text:span></text:a></text:p>
      <text:p text:style-name="P5"><text:soft-page-break/></text:p>
      <text:p text:style-name="Standard"><text:span text:style-name="T16">Cloud AutoML/Object Detection</text:span></text:p>
      <text:p text:style-name="Standard"><text:a xlink:type="simple" xlink:href="https://cloud.google.com/vision/automl/object-detection/docs/" text:style-name="ListLabel_20_25" text:visited-style-name="ListLabel_20_25"><text:span text:style-name="T7">https://cloud.google.com/vision/automl/object-detection/docs/</text:span></text:a></text:p>
      <text:p text:style-name="P5"/>
      <text:p text:style-name="Standard"><text:span text:style-name="T16">AppEngine Overview<text:line-break/></text:span><text:a xlink:type="simple" xlink:href="https://cloud.google.com/appengine/docs/standard/python/an-overview-of-app-engine" text:style-name="ListLabel_20_25" text:visited-style-name="ListLabel_20_25"><text:span text:style-name="T7">https://cloud.google.com/appengine/docs/standard/python/an-overview-of-app-engine</text:span></text:a></text:p>
      <text:p text:style-name="P5"/>
      <text:p text:style-name="Standard"><text:span text:style-name="T16">GKE expose Source IP by HTTP X-FORWARDED-FOR header</text:span></text:p>
      <text:p text:style-name="Standard"><text:a xlink:type="simple" xlink:href="https://kubernetes.io/docs/tutorials/services/source-ip/" text:style-name="ListLabel_20_25" text:visited-style-name="ListLabel_20_25"><text:span text:style-name="T7">https://kubernetes.io/docs/tutorials/services/source-ip/</text:span></text:a></text:p>
      <text:p text:style-name="P5"/>
      <text:p text:style-name="Standard"><text:span text:style-name="T16">GCP storage performance (speeds,rates,IOPs)</text:span></text:p>
      <text:p text:style-name="Standard"><text:a xlink:type="simple" xlink:href="https://cloud.google.com/compute/docs/disks/performance" text:style-name="ListLabel_20_25" text:visited-style-name="ListLabel_20_25"><text:span text:style-name="T7">https://cloud.google.com/compute/docs/disks/performance</text:span></text:a></text:p>
      <text:p text:style-name="P5"/>
      <text:p text:style-name="Standard"><text:span text:style-name="T16">Database Migration</text:span></text:p>
      <text:p text:style-name="Standard"><text:a xlink:type="simple" xlink:href="https://cloud.google.com/solutions/database-migration/technical-resources/" text:style-name="ListLabel_20_25" text:visited-style-name="ListLabel_20_25"><text:span text:style-name="T7">https://cloud.google.com/solutions/database-migration/technical-resources/</text:span></text:a></text:p>
      <text:p text:style-name="P5"/>
      <text:p text:style-name="Standard"><text:span text:style-name="T16">Migration to Google Cloud</text:span></text:p>
      <text:p text:style-name="Standard"><text:a xlink:type="simple" xlink:href="https://cloud-dot-google-developers.appspot.com/solutions/migration-to-gcp-getting-started" text:style-name="ListLabel_20_25" text:visited-style-name="ListLabel_20_25"><text:span text:style-name="T7">https://cloud-dot-google-developers.appspot.com/solutions/migration-to-gcp-getting-started</text:span></text:a></text:p>
      <text:p text:style-name="P5"/>
      <text:p text:style-name="Standard"><text:span text:style-name="T16">Migration Phases</text:span></text:p>
      <text:p text:style-name="Standard"><text:a xlink:type="simple" xlink:href="https://cloud-dot-google-developers.appspot.com/solutions/migration-to-gcp-getting-started" text:style-name="ListLabel_20_25" text:visited-style-name="ListLabel_20_25"><text:span text:style-name="T7">https://cloud-dot-google-developers.appspot.com/solutions/migration-to-gcp-getting-started</text:span></text:a></text:p>
      <text:p text:style-name="P5"/>
      <text:p text:style-name="Standard"><text:soft-page-break/><text:span text:style-name="T16">Enhanced Speech-to-text</text:span></text:p>
      <text:p text:style-name="Standard"><text:a xlink:type="simple" xlink:href="https://cloud.google.com/blog/products/gcp/toward-better-phone-call-and-video-transcription-with-new-cloud-speech-to-text" text:style-name="ListLabel_20_25" text:visited-style-name="ListLabel_20_25"><text:span text:style-name="T7">https://cloud.google.com/blog/products/gcp/toward-better-phone-call-and-video-transcription-with-new-cloud-speech-to-text</text:span></text:a></text:p>
      <text:p text:style-name="P5"/>
      <text:p text:style-name="Standard"><text:span text:style-name="T16">SQLit vs MySQL</text:span></text:p>
      <text:p text:style-name="Standard"><text:a xlink:type="simple" xlink:href="https://www.keycdn.com/support/sqlite-vs-mysql" text:style-name="ListLabel_20_25" text:visited-style-name="ListLabel_20_25"><text:span text:style-name="T7">https://www.keycdn.com/support/sqlite-vs-mysql</text:span></text:a></text:p>
      <text:p text:style-name="P5"/>
      <text:p text:style-name="Standard"><text:span text:style-name="T16">CA Certs (Google Trust Services)</text:span></text:p>
      <text:p text:style-name="Standard"><text:a xlink:type="simple" xlink:href="https://pki.goog/" text:style-name="ListLabel_20_25" text:visited-style-name="ListLabel_20_25"><text:span text:style-name="T7">https://pki.goog/</text:span></text:a></text:p>
      <text:p text:style-name="P5"/>
      <text:p text:style-name="Standard"><text:span text:style-name="T16">Data Fusion article</text:span></text:p>
      <text:p text:style-name="Standard"><text:a xlink:type="simple" xlink:href="https://towardsdatascience.com/no-code-data-pipelines-a-first-impression-of-cloud-data-fusion-2b6f117a3ce8" text:style-name="ListLabel_20_25" text:visited-style-name="ListLabel_20_25"><text:span text:style-name="T7">https://towardsdatascience.com/no-code-data-pipelines-a-first-impression-of-cloud-data-fusion-2b6f117a3ce8</text:span></text:a></text:p>
      <text:p text:style-name="P5"/>
      <text:p text:style-name="Standard"><text:span text:style-name="T16">Whitepaper Security:</text:span></text:p>
      <text:p text:style-name="Standard"><text:a xlink:type="simple" xlink:href="https://static.googleusercontent.com/media/gsuite.google.com/en//files/google-apps-security-and-compliance-whitepaper.pdf" text:style-name="ListLabel_20_25" text:visited-style-name="ListLabel_20_25"><text:span text:style-name="T7">https://static.googleusercontent.com/media/gsuite.google.com/en//files/google-apps-security-and-compliance-whitepaper.pdf</text:span></text:a></text:p>
      <text:p text:style-name="P5"/>
      <text:p text:style-name="Standard"><text:span text:style-name="T16">Discourse</text:span></text:p>
      <text:p text:style-name="Standard"><text:a xlink:type="simple" xlink:href="https://discourse.org/" text:style-name="ListLabel_20_25" text:visited-style-name="ListLabel_20_25"><text:span text:style-name="T7">https://discourse.org/</text:span></text:a></text:p>
      <text:p text:style-name="P5"/>
      <text:p text:style-name="Standard"><text:span text:style-name="T16">Kubernetes Networking article</text:span></text:p>
      <text:p text:style-name="Standard"><text:a xlink:type="simple" xlink:href="https://medium.com/@tao_66792/how-does-the-kubernetes-networking-work-part-2-e81fc95ff2f6" text:style-name="ListLabel_20_25" text:visited-style-name="ListLabel_20_25"><text:span text:style-name="T7">https://medium.com/@tao_66792/how-does-the-kubernetes-networking-work-part-2-e81fc95ff2f6</text:span></text:a></text:p>
      <text:p text:style-name="P5"/>
      <text:p text:style-name="Standard"><text:soft-page-break/><text:span text:style-name="T16">Configuration Design/Best Practice</text:span></text:p>
      <text:p text:style-name="Standard"><text:a xlink:type="simple" xlink:href="https://landing.google.com/sre/workbook/chapters/configuration-design/" text:style-name="ListLabel_20_25" text:visited-style-name="ListLabel_20_25"><text:span text:style-name="T7">https://landing.google.com/sre/workbook/chapters/configuration-design/</text:span></text:a></text:p>
      <text:p text:style-name="P5"/>
      <text:p text:style-name="Standard"><text:span text:style-name="T16">Move ML to the Edge</text:span></text:p>
      <text:p text:style-name="Standard"><text:a xlink:type="simple" xlink:href="https://cloud.google.com/vision/automl/docs/edge-quickstart" text:style-name="ListLabel_20_25" text:visited-style-name="ListLabel_20_25"><text:span text:style-name="T7">https://cloud.google.com/vision/automl/docs/edge-quickstart</text:span></text:a></text:p>
      <text:p text:style-name="P5"/>
      <text:p text:style-name="Standard"><text:span text:style-name="T16">Managing Database Connections in Cloud SQL</text:span></text:p>
      <text:p text:style-name="Standard"><text:a xlink:type="simple" xlink:href="https://cloud.google.com/sql/docs/mysql/manage-connections" text:style-name="ListLabel_20_25" text:visited-style-name="ListLabel_20_25"><text:span text:style-name="T7">https://cloud.google.com/sql/docs/mysql/manage-connections</text:span></text:a></text:p>
      <text:p text:style-name="P5"/>
      <text:p text:style-name="Standard"><text:span text:style-name="T16">Connecting External Application to Cloud SQL</text:span></text:p>
      <text:p text:style-name="Standard"><text:a xlink:type="simple" xlink:href="https://cloud.google.com/sql/docs/mysql/connect-external-app" text:style-name="ListLabel_20_25" text:visited-style-name="ListLabel_20_25"><text:span text:style-name="T7">https://cloud.google.com/sql/docs/mysql/connect-external-app</text:span></text:a></text:p>
      <text:p text:style-name="P5"/>
      <text:p text:style-name="Standard"><text:span text:style-name="T16">Connecting to Cloud SQL from App Engine</text:span></text:p>
      <text:p text:style-name="Standard"><text:a xlink:type="simple" xlink:href="https://cloud.google.com/sql/docs/mysql/connect-app-engine" text:style-name="ListLabel_20_25" text:visited-style-name="ListLabel_20_25"><text:span text:style-name="T7">https://cloud.google.com/sql/docs/mysql/connect-app-engine</text:span></text:a></text:p>
      <text:p text:style-name="P5"/>
      <text:p text:style-name="Standard"><text:span text:style-name="T16">Best Practice and ref Architectures for VPC design</text:span></text:p>
      <text:p text:style-name="Standard"><text:a xlink:type="simple" xlink:href="https://cloud.google.com/solutions/best-practices-vpc-design" text:style-name="ListLabel_20_25" text:visited-style-name="ListLabel_20_25"><text:span text:style-name="T7">https://cloud.google.com/solutions/best-practices-vpc-design</text:span></text:a></text:p>
      <text:p text:style-name="P5"/>
      <text:p text:style-name="Standard"><text:span text:style-name="T16">Single versus Multi-tier application</text:span></text:p>
      <text:p text:style-name="Standard"><text:a xlink:type="simple" xlink:href="https://docs.bitnami.com/google-templates/singletier-vs-multitier/" text:style-name="ListLabel_20_25" text:visited-style-name="ListLabel_20_25"><text:span text:style-name="T7">https://docs.bitnami.com/google-templates/singletier-vs-multitier/</text:span></text:a></text:p>
      <text:p text:style-name="P5"/>
      <text:p text:style-name="Standard"><text:soft-page-break/><text:span text:style-name="T16">Cloud Performance Atlas</text:span></text:p>
      <text:p text:style-name="Standard"><text:a xlink:type="simple" xlink:href="https://www.youtube.com/playlist?list=PLIivdWyY5sqK5zce0-fd1Vam7oPY-s_8X" text:style-name="ListLabel_20_25" text:visited-style-name="ListLabel_20_25"><text:span text:style-name="T7">https://www.youtube.com/playlist?list=PLIivdWyY5sqK5zce0-fd1Vam7oPY-s_8X</text:span></text:a></text:p>
      <text:p text:style-name="P5"/>
      <text:p text:style-name="Standard"><text:span text:style-name="T16">Cloud Talent</text:span></text:p>
      <text:p text:style-name="P21"><text:a xlink:type="simple" xlink:href="https://cloud.google.com/talent-solution/docs/" text:style-name="ListLabel_20_26" text:visited-style-name="ListLabel_20_26"><text:span text:style-name="T21">https://cloud.google.com/talent-solution/docs/</text:span></text:a></text:p>
      <text:p text:style-name="P21"><text:a xlink:type="simple" xlink:href="https://cloud.google.com/talent-solution/job-search/docs/before-you-begin" text:style-name="ListLabel_20_26" text:visited-style-name="ListLabel_20_26"><text:span text:style-name="T21">https://cloud.google.com/talent-solution/job-search/docs/before-you-begin</text:span></text:a></text:p>
      <text:p text:style-name="P21"><text:a xlink:type="simple" xlink:href="https://cloud.google.com/talent-solution/job-search/docs/video" text:style-name="ListLabel_20_26" text:visited-style-name="ListLabel_20_26"><text:span text:style-name="T21">https://cloud.google.com/talent-solution/job-search/docs/video</text:span></text:a></text:p>
      <text:p text:style-name="P5"/>
      <text:p text:style-name="Standard"><text:span text:style-name="T16">Trillo Solution for HIPAA storage</text:span></text:p>
      <text:p text:style-name="Standard"><text:a xlink:type="simple" xlink:href="https://www.youtube.com/watch?v=O5rg8Cw569A" text:style-name="ListLabel_20_25" text:visited-style-name="ListLabel_20_25"><text:span text:style-name="T7">https://www.youtube.com/watch?v=O5rg8Cw569A</text:span></text:a></text:p>
      <text:p text:style-name="Standard"><text:a xlink:type="simple" xlink:href="https://docs.google.com/presentation/d/1bjszYLKid4jGsqzWj6Yu68VLVIATVTDVlmiIqQqchfI/edit?ts=5e1cdd54#slide=id.p" text:style-name="ListLabel_20_25" text:visited-style-name="ListLabel_20_25"><text:span text:style-name="T7">https://docs.google.com/presentation/d/1bjszYLKid4jGsqzWj6Yu68VLVIATVTDVlmiIqQqchfI/edit?ts=5e1cdd54#slide=id.p</text:span></text:a></text:p>
      <text:p text:style-name="P5"/>
      <text:p text:style-name="Standard"><text:span text:style-name="T16">Cloud Derby</text:span></text:p>
      <text:p text:style-name="Standard"><text:a xlink:type="simple" xlink:href="https://www.cloudderby.io/" text:style-name="ListLabel_20_25" text:visited-style-name="ListLabel_20_25"><text:span text:style-name="T7">https://www.cloudderby.io/</text:span></text:a></text:p>
      <text:p text:style-name="P5"/>
      <text:p text:style-name="P5"/>
      <text:p text:style-name="Standard"><text:span text:style-name="T16">Identity Platform HIPAA</text:span></text:p>
      <text:p text:style-name="Standard"><text:a xlink:type="simple" xlink:href="https://cloud.google.com/security/compliance/hipaa/identity-platform" text:style-name="ListLabel_20_25" text:visited-style-name="ListLabel_20_25"><text:span text:style-name="T7">https://cloud.google.com/security/compliance/hipaa/identity-platform</text:span></text:a></text:p>
      <text:p text:style-name="P5"/>
      <text:p text:style-name="Standard"><text:span text:style-name="T16">Discovery Framework</text:span></text:p>
      <text:p text:style-name="Standard"><text:a xlink:type="simple" xlink:href="https://docs.google.com/presentation/d/1bk15CSbQsS9Vet-CKjxdPxep6boLu6zLSvafKcYi9HQ/edit?ts=5e1e0983#slide=id.g3b909bc9a5_0_0" text:style-name="ListLabel_20_25" text:visited-style-name="ListLabel_20_25"><text:span text:style-name="T7">https://docs.google.com/presentation/d/1bk15CSbQsS9Vet-CKjxdPxep6boLu6zLSvafKcYi9HQ/edit?ts=5e1e0983#slide=id.g3b909bc9a5_0_0</text:span></text:a></text:p>
      <text:p text:style-name="P5"><text:soft-page-break/></text:p>
      <text:p text:style-name="Standard"><text:span text:style-name="T16">MyStudies GitLab</text:span></text:p>
      <text:p text:style-name="Standard"><text:a xlink:type="simple" xlink:href="https://github.com/PopMedNet-Team/FDA-My-Studies-Mobile-Application-System" text:style-name="ListLabel_20_25" text:visited-style-name="ListLabel_20_25"><text:span text:style-name="T7">https://github.com/PopMedNet-Team/FDA-My-Studies-Mobile-Application-System</text:span></text:a></text:p>
      <text:p text:style-name="P5"/>
      <text:p text:style-name="Standard"><text:span text:style-name="T16">MyStudies article</text:span></text:p>
      <text:p text:style-name="Standard"><text:a xlink:type="simple" xlink:href="https://cloud.google.com/blog/topics/healthcare-life-sciences/fda-mystudies-comes-to-google-cloud" text:style-name="ListLabel_20_25" text:visited-style-name="ListLabel_20_25"><text:span text:style-name="T7">https://cloud.google.com/blog/topics/healthcare-life-sciences/fda-mystudies-comes-to-google-cloud</text:span></text:a></text:p>
      <text:p text:style-name="P5"/>
      <text:p text:style-name="Standard"><text:span text:style-name="T16">IAM roles</text:span></text:p>
      <text:p text:style-name="Standard"><text:a xlink:type="simple" xlink:href="https://cloud.google.com/iam/docs/understanding-roles" text:style-name="ListLabel_20_25" text:visited-style-name="ListLabel_20_25"><text:span text:style-name="T7">https://cloud.google.com/iam/docs/understanding-roles</text:span></text:a></text:p>
      <text:p text:style-name="P5"/>
      <text:p text:style-name="Standard"><text:span text:style-name="T16">Using VPC Peering</text:span></text:p>
      <text:p text:style-name="Standard"><text:a xlink:type="simple" xlink:href="https://cloud.google.com/vpc/docs/using-vpc-peering" text:style-name="ListLabel_20_25" text:visited-style-name="ListLabel_20_25"><text:span text:style-name="T7">https://cloud.google.com/vpc/docs/using-vpc-peering</text:span></text:a></text:p>
      <text:p text:style-name="P5"/>
      <text:p text:style-name="Standard"><text:span text:style-name="T16">Alooma (ETL) Google owned</text:span></text:p>
      <text:p text:style-name="Standard"><text:a xlink:type="simple" xlink:href="https://www.alooma.com/" text:style-name="ListLabel_20_25" text:visited-style-name="ListLabel_20_25"><text:span text:style-name="T7">https://www.alooma.com/</text:span></text:a></text:p>
      <text:p text:style-name="P5"/>
      <text:p text:style-name="Standard"><text:span text:style-name="T16">X-Forwarded Header:</text:span></text:p>
      <text:p text:style-name="Standard"><text:a xlink:type="simple" xlink:href="https://developers.google.com/speed/pagespeed/service/faq" text:style-name="ListLabel_20_25" text:visited-style-name="ListLabel_20_25"><text:span text:style-name="T7">https://developers.google.com/speed/pagespeed/service/faq</text:span></text:a></text:p>
      <text:p text:style-name="P5"/>
      <text:p text:style-name="Standard"><text:span text:style-name="T16">Setup VPN:</text:span></text:p>
      <text:p text:style-name="Standard"><text:a xlink:type="simple" xlink:href="https://linuxacademy.com/blog/tutorials/extend-your-network-to-google-cloud-using-cloud-vpn/?utm_source=intercom&amp;utm_medium=onboarding&amp;utm_campaign=CloudServers" text:style-name="ListLabel_20_25" text:visited-style-name="ListLabel_20_25"><text:span text:style-name="T7">https://linuxacademy.com/blog/tutorials/extend-your-network-to-google-cloud-using-cloud-vpn/?utm_source=intercom&amp;utm_medium=onboarding&amp;utm_campaign=CloudServers</text:span></text:a></text:p>
      <text:p text:style-name="P5"><text:soft-page-break/></text:p>
      <text:p text:style-name="Standard"><text:span text:style-name="T16">Deployment manager config build</text:span></text:p>
      <text:p text:style-name="Standard"><text:a xlink:type="simple" xlink:href="https://cloud.google.com/deployment-manager/docs/configuration" text:style-name="ListLabel_20_25" text:visited-style-name="ListLabel_20_25"><text:span text:style-name="T7">https://cloud.google.com/deployment-manager/docs/configuration</text:span></text:a></text:p>
      <text:p text:style-name="P5"/>
      <text:p text:style-name="Standard"><text:span text:style-name="T16">Datastore Multi Tenancy:</text:span></text:p>
      <text:p text:style-name="Standard"><text:a xlink:type="simple" xlink:href="https://cloud.google.com/datastore/docs/concepts/multitenancy" text:style-name="ListLabel_20_25" text:visited-style-name="ListLabel_20_25"><text:span text:style-name="T7">https://cloud.google.com/datastore/docs/concepts/multitenancy</text:span></text:a></text:p>
      <text:p text:style-name="P5"/>
      <text:p text:style-name="Standard"><text:span text:style-name="T16">Object Store, File System or Block Storage:</text:span></text:p>
      <text:p text:style-name="Standard"><text:a xlink:type="simple" xlink:href="https://www.stratoscale.com/blog/storage/when-should-you-prefer-object-store-over-a-file-system-or-block-storage/" text:style-name="ListLabel_20_25" text:visited-style-name="ListLabel_20_25"><text:span text:style-name="T7">https://www.stratoscale.com/blog/storage/when-should-you-prefer-object-store-over-a-file-system-or-block-storage/</text:span></text:a></text:p>
      <text:p text:style-name="P5"/>
      <text:p text:style-name="P5"/>
      <text:p text:style-name="Standard"><text:span text:style-name="T16">Ping Test</text:span></text:p>
      <text:p text:style-name="Standard"><text:a xlink:type="simple" xlink:href="https://cloudpingtest.com/" text:style-name="ListLabel_20_25" text:visited-style-name="ListLabel_20_25"><text:span text:style-name="T7">https://cloudpingtest.com/</text:span></text:a></text:p>
      <text:p text:style-name="P5"/>
      <text:p text:style-name="Standard"><text:span text:style-name="T16">Data Lifecycle:</text:span></text:p>
      <text:p text:style-name="Standard"><text:a xlink:type="simple" xlink:href="https://cloud.google.com/solutions/data-lifecycle-cloud-platform#processing_large-scale_data" text:style-name="ListLabel_20_25" text:visited-style-name="ListLabel_20_25"><text:span text:style-name="T7">https://cloud.google.com/solutions/data-lifecycle-cloud-platform#processing_large-scale_data</text:span></text:a></text:p>
      <text:p text:style-name="P5"/>
      <text:p text:style-name="Standard"><text:span text:style-name="T16">Machine Learning, Crash Course:</text:span></text:p>
      <text:p text:style-name="Standard"><text:a xlink:type="simple" xlink:href="https://developers.google.com/machine-learning/crash-course/" text:style-name="ListLabel_20_25" text:visited-style-name="ListLabel_20_25"><text:span text:style-name="T7">https://developers.google.com/machine-learning/crash-course/</text:span></text:a></text:p>
      <text:p text:style-name="P5"/>
      <text:p text:style-name="Standard"><text:span text:style-name="T16">Apache Beam (Dataflow), Design pipeline:</text:span></text:p>
      <text:p text:style-name="Standard"><text:soft-page-break/><text:a xlink:type="simple" xlink:href="https://cloud.google.com/dataflow/docs/guides/beam-creating-a-pipeline" text:style-name="ListLabel_20_25" text:visited-style-name="ListLabel_20_25"><text:span text:style-name="T7">https://cloud.google.com/dataflow/docs/guides/beam-creating-a-pipeline</text:span></text:a></text:p>
      <text:p text:style-name="P5"/>
      <text:p text:style-name="Standard"><text:span text:style-name="T16">Google Cloud Security Model:</text:span></text:p>
      <text:p text:style-name="Standard"><text:a xlink:type="simple" xlink:href="https://cloud.google.com/security/overview/" text:style-name="ListLabel_20_25" text:visited-style-name="ListLabel_20_25"><text:span text:style-name="T7">https://cloud.google.com/security/overview/</text:span></text:a></text:p>
      <text:p text:style-name="P5"/>
      <text:p text:style-name="Standard"><text:span text:style-name="T16">Premium vs Standard Tier Network:</text:span></text:p>
      <text:p text:style-name="Standard"><text:a xlink:type="simple" xlink:href="https://cloud.google.com/network-tiers/docs/overview" text:style-name="ListLabel_20_25" text:visited-style-name="ListLabel_20_25"><text:span text:style-name="T7">https://cloud.google.com/network-tiers/docs/overview</text:span></text:a></text:p>
      <text:p text:style-name="P5"/>
      <text:p text:style-name="Standard"><text:span text:style-name="T16">Using Startup Scripts:</text:span></text:p>
      <text:p text:style-name="Standard"><text:a xlink:type="simple" xlink:href="https://codelabs.developers.google.com/codelabs/cpo200-startup-scripts/index.html?index=..%2F..cpo200#0" text:style-name="ListLabel_20_25" text:visited-style-name="ListLabel_20_25"><text:span text:style-name="T7">https://codelabs.developers.google.com/codelabs/cpo200-startup-scripts/index.html?index=..%2F..cpo200#0</text:span></text:a></text:p>
      <text:p text:style-name="P5"/>
      <text:p text:style-name="Standard"><text:span text:style-name="T16">X-Forwarded For Header (tracing origin IP)</text:span></text:p>
      <text:p text:style-name="Standard"><text:a xlink:type="simple" xlink:href="https://developer.mozilla.org/en-US/docs/Web/HTTP/Headers/X-Forwarded-For" text:style-name="ListLabel_20_25" text:visited-style-name="ListLabel_20_25"><text:span text:style-name="T7">https://developer.mozilla.org/en-US/docs/Web/HTTP/Headers/X-Forwarded-For</text:span></text:a></text:p>
      <text:p text:style-name="P5"/>
      <text:p text:style-name="Standard"><text:span text:style-name="T16">Gcloud sdk:</text:span></text:p>
      <text:p text:style-name="Standard"><text:a xlink:type="simple" xlink:href="https://cloud.google.com/network-intelligence-center/docs/connectivity-tests/reference/gcloud-sdk" text:style-name="ListLabel_20_26" text:visited-style-name="ListLabel_20_26"><text:span text:style-name="T21">https://cloud.google.com/network-intelligence-center/docs/connectivity-tests/reference/gcloud-sdk</text:span></text:a></text:p>
      <text:p text:style-name="P5"/>
      <text:p text:style-name="Standard"><text:span text:style-name="T16">Mobile Backend:</text:span></text:p>
      <text:p text:style-name="Standard"><text:a xlink:type="simple" xlink:href="https://cloud.google.com/solutions/mobile/mobile-app-backend-services" text:style-name="ListLabel_20_25" text:visited-style-name="ListLabel_20_25"><text:span text:style-name="T7">https://cloud.google.com/solutions/mobile/mobile-app-backend-services</text:span></text:a></text:p>
      <text:p text:style-name="P5"/>
      <text:p text:style-name="Standard"><text:span text:style-name="T16">How to use BigQuery the fun way:</text:span></text:p>
      <text:p text:style-name="Standard"><text:soft-page-break/><text:a xlink:type="simple" xlink:href="https://cloud.google.com/blog/products/data-analytics/top-bigquery-superpowers-for-cloud-data-analytics?mkt_tok=eyJpIjoiTjJZMFpUVXpNR0l5TUdJdyIsInQiOiJUUjBYek5xWUZWaW05bFhSbVhwdkl0NGJnUCtMUGZYYmx4QXY2RWVMSGlpOEtES1RYUHl0RzBFWGJ0Y1VTM05cLzdyZ0Y3VjdCTUxnNnp2clh1Q2VtbVk5XC9YZmhSeTVudlBvZHVnSE5MMVk5em9XWmVZdklsQTMxbnR0dkhXbjkyIn0%3D" text:style-name="ListLabel_20_25" text:visited-style-name="ListLabel_20_25"><text:span text:style-name="T7">https://cloud.google.com/blog/products/data-analytics/top-bigquery-superpowers-for-cloud-data-analytics?mkt_tok=eyJpIjoiTjJZMFpUVXpNR0l5TUdJdyIsInQiOiJUUjBYek5xWUZWaW05bFhSbVhwdkl0NGJnUCtMUGZYYmx4QXY2RWVMSGlpOEtES1RYUHl0RzBFWGJ0Y1VTM05cLzdyZ0Y3VjdCTUxnNnp2clh1Q2VtbVk5XC9YZmhSeTVudlBvZHVnSE5MMVk5em9XWmVZdklsQTMxbnR0dkhXbjkyIn0%3D</text:span></text:a></text:p>
      <text:p text:style-name="P5"/>
      <text:p text:style-name="Standard"><text:span text:style-name="T16">App Sheet:</text:span></text:p>
      <text:p text:style-name="Standard"><text:a xlink:type="simple" xlink:href="https://www.appsheet.com/" text:style-name="ListLabel_20_27" text:visited-style-name="ListLabel_20_27"><text:span text:style-name="T8">https://www.appsheet.com/</text:span></text:a></text:p>
      <text:p text:style-name="Standard"><text:span text:style-name="T17">BigTable breakdown:</text:span></text:p>
      <text:p text:style-name="Standard"><text:a xlink:type="simple" xlink:href="https://courses.cs.washington.edu/courses/csep552/13sp/lectures/6/bigtable.pdf" text:style-name="ListLabel_20_27" text:visited-style-name="ListLabel_20_27"><text:span text:style-name="T8">https://courses.cs.washington.edu/courses/csep552/13sp/lectures/6/bigtable.pdf</text:span></text:a></text:p>
      <text:p text:style-name="P7"/>
      <text:p text:style-name="Standard"><text:span text:style-name="T17">GFS Google File System:</text:span></text:p>
      <text:p text:style-name="Standard"><text:a xlink:type="simple" xlink:href="https://en.wikipedia.org/wiki/Google_File_System" text:style-name="ListLabel_20_27" text:visited-style-name="ListLabel_20_27"><text:span text:style-name="T8">https://en.wikipedia.org/wiki/Google_File_System</text:span></text:a></text:p>
      <text:p text:style-name="P7"/>
      <text:p text:style-name="Standard"><text:span text:style-name="T17">Stackdriver Workspaces:</text:span></text:p>
      <text:p text:style-name="Standard"><text:a xlink:type="simple" xlink:href="https://cloud.google.com/monitoring/workspaces" text:style-name="ListLabel_20_27" text:visited-style-name="ListLabel_20_27"><text:span text:style-name="T8">https://cloud.google.com/monitoring/workspaces</text:span></text:a></text:p>
      <text:p text:style-name="P7"/>
      <text:p text:style-name="Standard"><text:span text:style-name="T17">5 steps for better network performance</text:span></text:p>
      <text:p text:style-name="Standard"><text:a xlink:type="simple" xlink:href="https://cloud.google.com/blog/products/gcp/5-steps-to-better-gcp-network-performance?hl=ml" text:style-name="ListLabel_20_27" text:visited-style-name="ListLabel_20_27"><text:span text:style-name="T8">https://cloud.google.com/blog/products/gcp/5-steps-to-better-gcp-network-performance?hl=ml</text:span></text:a></text:p>
      <text:p text:style-name="P7"/>
      <text:p text:style-name="Standard"><text:span text:style-name="T17">IBM Power Systems on Google Cloud:</text:span></text:p>
      <text:p text:style-name="Standard"><text:a xlink:type="simple" xlink:href="https://pforg.ibm.com/docs/Intro_to_IBM_Power_Systems_for_Google_Cloud.html" text:style-name="ListLabel_20_27" text:visited-style-name="ListLabel_20_27"><text:span text:style-name="T8">https://pforg.ibm.com/docs/Intro_to_IBM_Power_Systems_for_Google_Cloud.html</text:span></text:a></text:p>
      <text:p text:style-name="P7"/>
      <text:p text:style-name="Standard"><text:span text:style-name="T17">Live Stream, HLS, SCTE 104, SCTE 35, Ad Manager</text:span></text:p>
      <text:p text:style-name="Standard"><text:a xlink:type="simple" xlink:href="https://support.google.com/admanager/topic/7062524?hl=en&amp;ref_topic=1184139" text:style-name="ListLabel_20_27" text:visited-style-name="ListLabel_20_27"><text:span text:style-name="T8">https://support.google.com/admanager/topic/7062524?hl=en&amp;ref_topic=1184139</text:span></text:a></text:p>
      <text:p text:style-name="P7"><text:soft-page-break/></text:p>
      <text:p text:style-name="Standard"><text:span text:style-name="T17">Support best practice:</text:span></text:p>
      <text:p text:style-name="Standard"><text:a xlink:type="simple" xlink:href="https://cloud.google.com/support/docs/best-practice" text:style-name="ListLabel_20_27" text:visited-style-name="ListLabel_20_27"><text:span text:style-name="T8">https://cloud.google.com/support/docs/best-practice</text:span></text:a></text:p>
      <text:p text:style-name="P7"/>
      <text:p text:style-name="Standard"><text:span text:style-name="T17">CPU Platform GCP</text:span></text:p>
      <text:p text:style-name="Standard"><text:a xlink:type="simple" xlink:href="https://cloud.google.com/compute/docs/cpu-platforms" text:style-name="ListLabel_20_27" text:visited-style-name="ListLabel_20_27"><text:span text:style-name="T8">https://cloud.google.com/compute/docs/cpu-platforms</text:span></text:a></text:p>
      <text:p text:style-name="P7"/>
      <text:p text:style-name="Standard"><text:span text:style-name="T17">Cloud Storage Object ACLs</text:span></text:p>
      <text:p text:style-name="Standard"><text:a xlink:type="simple" xlink:href="https://cloud.google.com/storage/docs/access-control/" text:style-name="ListLabel_20_27" text:visited-style-name="ListLabel_20_27"><text:span text:style-name="T8">https://cloud.google.com/storage/docs/access-control/</text:span></text:a></text:p>
      <text:p text:style-name="P7"/>
      <text:p text:style-name="Standard"><text:span text:style-name="T17">BYOIP (bring your own IP)</text:span></text:p>
      <text:p text:style-name="Standard"><text:a xlink:type="simple" xlink:href="https://cloud.google.com/solutions/custom-public-ip-addresses-on-compute-engine" text:style-name="ListLabel_20_27" text:visited-style-name="ListLabel_20_27"><text:span text:style-name="T8">https://cloud.google.com/solutions/custom-public-ip-addresses-on-compute-engine</text:span></text:a></text:p>
      <text:p text:style-name="P7"/>
      <text:p text:style-name="Standard"><text:span text:style-name="T17">File vs Block vs Object Storage</text:span></text:p>
      <text:p text:style-name="Standard"><text:a xlink:type="simple" xlink:href="https://www.youtube.com/watch?v=3r9RGJ0_Bls" text:style-name="ListLabel_20_27" text:visited-style-name="ListLabel_20_27"><text:span text:style-name="T8">https://www.youtube.com/watch?v=3r9RGJ0_Bls</text:span></text:a></text:p>
      <text:p text:style-name="P7"/>
      <text:p text:style-name="P7"/>
      <text:p text:style-name="Standard"><text:span text:style-name="T17">Cloud operations (formerly Stackdriver)</text:span></text:p>
      <text:p text:style-name="Standard"><text:a xlink:type="simple" xlink:href="https://cloud.google.com/stackdriver/docs" text:style-name="ListLabel_20_27" text:visited-style-name="ListLabel_20_27"><text:span text:style-name="T8">https://cloud.google.com/stackdriver/docs</text:span></text:a></text:p>
      <text:p text:style-name="Standard"><text:a xlink:type="simple" xlink:href="https://cloud.google.com/products/operations#section-1" text:style-name="ListLabel_20_27" text:visited-style-name="ListLabel_20_27"><text:span text:style-name="T8">https://cloud.google.com/products/operations#section-1</text:span></text:a></text:p>
      <text:p text:style-name="P7"/>
      <text:p text:style-name="Standard"><text:soft-page-break/><text:span text:style-name="T17">AppScript JDBC</text:span></text:p>
      <text:p text:style-name="Standard"><text:a xlink:type="simple" xlink:href="https://developers.google.com/apps-script/guides/jdbc" text:style-name="ListLabel_20_27" text:visited-style-name="ListLabel_20_27"><text:span text:style-name="T8">https://developers.google.com/apps-script/guides/jdbc</text:span></text:a></text:p>
      <text:p text:style-name="P7"/>
      <text:p text:style-name="P7"/>
      <text:p text:style-name="Standard"><text:span text:style-name="T17">IAP instead of Bastion Hosts and setup<text:line-break/></text:span><text:a xlink:type="simple" xlink:href="https://cloud.google.com/blog/products/identity-security/cloud-iap-enables-context-aware-access-to-vms-via-ssh-and-rdp-without-bastion-hosts" text:style-name="ListLabel_20_27" text:visited-style-name="ListLabel_20_27"><text:span text:style-name="T8">https://cloud.google.com/blog/products/identity-security/cloud-iap-enables-context-aware-access-to-vms-via-ssh-and-rdp-without-bastion-hosts</text:span></text:a></text:p>
      <text:p text:style-name="P7"/>
      <text:p text:style-name="Standard"><text:span text:style-name="T17">Serving Websites - Solutions</text:span></text:p>
      <text:p text:style-name="Standard"><text:a xlink:type="simple" xlink:href="https://cloud.google.com/solutions/web-serving-overview#top_of_page" text:style-name="ListLabel_20_27" text:visited-style-name="ListLabel_20_27"><text:span text:style-name="T8">https://cloud.google.com/solutions/web-serving-overview#top_of_page</text:span></text:a></text:p>
      <text:p text:style-name="P7"/>
      <text:p text:style-name="Standard"><text:span text:style-name="T17">DialogFlow Chatbot breakdown steps:</text:span></text:p>
      <text:p text:style-name="P22"><text:span text:style-name="T17">Chapter1: </text:span><text:a xlink:type="simple" xlink:href="https://medium.com/swlh/how-to-build-a-chatbot-with-dialog-flow-chapter-1-introduction-ab880c3428b5" text:style-name="ListLabel_20_27" text:visited-style-name="ListLabel_20_27"><text:span text:style-name="T8">https://medium.com/swlh/how-to-build-a-chatbot-with-dialog-flow-chapter-1-introduction-ab880c3428b5</text:span></text:a></text:p>
      <text:p text:style-name="P22"><text:span text:style-name="T17">Chapter2: </text:span><text:a xlink:type="simple" xlink:href="https://medium.com/swlh/how-to-build-a-chatbot-with-dialog-flow-chapter-2-building-blocks-of-dialogflow-5e37bdbc09c" text:style-name="ListLabel_20_27" text:visited-style-name="ListLabel_20_27"><text:span text:style-name="T8">https://medium.com/swlh/how-to-build-a-chatbot-with-dialog-flow-chapter-2-building-blocks-of-dialogflow-5e37bdbc09c</text:span></text:a></text:p>
      <text:p text:style-name="P22"><text:span text:style-name="T17">Chapter3: </text:span><text:a xlink:type="simple" xlink:href="https://medium.com/swlh/how-to-build-a-chatbot-with-dialog-flow-chapter-3-dialogs-for-conversations-4021fb4808ed" text:style-name="ListLabel_20_27" text:visited-style-name="ListLabel_20_27"><text:span text:style-name="T8">https://medium.com/swlh/how-to-build-a-chatbot-with-dialog-flow-chapter-3-dialogs-for-conversations-4021fb4808ed</text:span></text:a></text:p>
      <text:p text:style-name="P22"><text:span text:style-name="T17">Chapter4: </text:span><text:a xlink:type="simple" xlink:href="https://medium.com/swlh/how-to-build-a-chatbot-with-dialog-flow-chapter-4-external-api-for-fulfilment-3ab934fd7a00" text:style-name="ListLabel_20_27" text:visited-style-name="ListLabel_20_27"><text:span text:style-name="T8">https://medium.com/swlh/how-to-build-a-chatbot-with-dialog-flow-chapter-4-external-api-for-fulfilment-3ab934fd7a00</text:span></text:a></text:p>
      <text:p text:style-name="P22"><text:span text:style-name="T17">Chapter5: </text:span><text:a xlink:type="simple" xlink:href="https://medium.com/swlh/how-to-build-a-chatbot-with-dialog-flow-chapter-5-connect-chatbot-with-slack-47732712aa23" text:style-name="ListLabel_20_27" text:visited-style-name="ListLabel_20_27"><text:span text:style-name="T8">https://medium.com/swlh/how-to-build-a-chatbot-with-dialog-flow-chapter-5-connect-chatbot-with-slack-47732712aa23</text:span></text:a></text:p>
      <text:p text:style-name="P7"/>
      <text:p text:style-name="Standard"><text:span text:style-name="T17">Rules of ML</text:span></text:p>
      <text:p text:style-name="P1"><text:a xlink:type="simple" xlink:href="https://cloud.google.com/storage/docs/access-control/lists" text:style-name="ListLabel_20_28" text:visited-style-name="ListLabel_20_28"><text:span text:style-name="T10">https://cloud.google.com/storage/docs/access-control/lists</text:span></text:a></text:p>
      <text:p text:style-name="P8"/>
      <text:p text:style-name="P1"><text:span text:style-name="T17">Best Practice for creating training data</text:span></text:p>
      <text:p text:style-name="P1"><text:a xlink:type="simple" xlink:href="https://cloud.google.com/automl-tables/docs/data-best-practices" text:style-name="ListLabel_20_27" text:visited-style-name="ListLabel_20_27"><text:span text:style-name="T8">https://cloud.google.com/automl-tables/docs/data-best-practices</text:span></text:a></text:p>
      <text:p text:style-name="P8"><text:soft-page-break/></text:p>
      <text:p text:style-name="P1"><text:span text:style-name="T17">BigQuery best practice:</text:span></text:p>
      <text:p text:style-name="P1"><text:a xlink:type="simple" xlink:href="https://cloud.google.com/bigquery/docs/best-practices-costs" text:style-name="ListLabel_20_27" text:visited-style-name="ListLabel_20_27"><text:span text:style-name="T8">https://cloud.google.com/bigquery/docs/best-practices-costs</text:span></text:a></text:p>
      <text:p text:style-name="P8"/>
      <text:p text:style-name="P1"><text:span text:style-name="T17">Dialogflow API interaction basics</text:span></text:p>
      <text:p text:style-name="P1"><text:a xlink:type="simple" xlink:href="https://cloud.google.com/dialogflow/docs/basics#api" text:style-name="ListLabel_20_27" text:visited-style-name="ListLabel_20_27"><text:span text:style-name="T8">https://cloud.google.com/dialogflow/docs/basics#api</text:span></text:a></text:p>
      <text:p text:style-name="P8"/>
      <text:p text:style-name="P1"><text:span text:style-name="T17">Install Dialogflow phone gateway</text:span></text:p>
      <text:p text:style-name="P1"><text:a xlink:type="simple" xlink:href="https://cloud.google.com/dialogflow/docs/integrations/phone-gateway#call_the_telephone_number" text:style-name="ListLabel_20_27" text:visited-style-name="ListLabel_20_27"><text:span text:style-name="T8">https://cloud.google.com/dialogflow/docs/integrations/phone-gateway#call_the_telephone_number</text:span></text:a></text:p>
      <text:p text:style-name="P8"/>
      <text:p text:style-name="P1"><text:span text:style-name="T17">Integrate IVR Phone Gateway with Dialogflow</text:span></text:p>
      <text:p text:style-name="P1"><text:a xlink:type="simple" xlink:href="https://cogint.ai/dialogflow-phone-bot/" text:style-name="ListLabel_20_27" text:visited-style-name="ListLabel_20_27"><text:span text:style-name="T8">https://cogint.ai/dialogflow-phone-bot/</text:span></text:a></text:p>
      <text:p text:style-name="P8"/>
      <text:p text:style-name="P1"><text:span text:style-name="T17">Add Cloud Endpoints (API management to App Engine)</text:span></text:p>
      <text:p text:style-name="P1"><text:a xlink:type="simple" xlink:href="https://cloud.google.com/endpoints/docs/openapi/get-started-app-engine" text:style-name="ListLabel_20_27" text:visited-style-name="ListLabel_20_27"><text:span text:style-name="T8">https://cloud.google.com/endpoints/docs/openapi/get-started-app-engine</text:span></text:a></text:p>
      <text:p text:style-name="P8"/>
      <text:p text:style-name="P1"><text:span text:style-name="T17">Adding API management(Java)</text:span></text:p>
      <text:p text:style-name="P1"><text:a xlink:type="simple" xlink:href="https://cloud.google.com/endpoints/docs/frameworks/java/adding-api-management" text:style-name="ListLabel_20_27" text:visited-style-name="ListLabel_20_27"><text:span text:style-name="T8">https://cloud.google.com/endpoints/docs/frameworks/java/adding-api-management</text:span></text:a></text:p>
      <text:p text:style-name="P8"/>
      <text:p text:style-name="P1"><text:span text:style-name="T17">How Firestore works</text:span></text:p>
      <text:p text:style-name="P1"><text:a xlink:type="simple" xlink:href="https://www.youtube.com/watch?v=v_hR4K4auoQ&amp;list=PLl-K7zZEsYLluG5MCVEzXAQ7ACZBCuZgZ" text:style-name="ListLabel_20_27" text:visited-style-name="ListLabel_20_27"><text:span text:style-name="T8">https://www.youtube.com/watch?v=v_hR4K4auoQ&amp;list=PLl-K7zZEsYLluG5MCVEzXAQ7ACZBCuZgZ</text:span></text:a></text:p>
      <text:p text:style-name="P8"><text:soft-page-break/></text:p>
      <text:p text:style-name="P8"/>
      <text:p text:style-name="P8"/>
      <text:p text:style-name="P1"><text:span text:style-name="T17">Migration to Google Cloud:</text:span></text:p>
      <text:p text:style-name="P1"><text:a xlink:type="simple" xlink:href="https://cloud.google.com/solutions/migration-to-gcp-assessing-and-discovering-your-workloads" text:style-name="ListLabel_20_27" text:visited-style-name="ListLabel_20_27"><text:span text:style-name="T8">https://cloud.google.com/solutions/migration-to-gcp-assessing-and-discovering-yrightour-workloads</text:span></text:a></text:p>
      <text:p text:style-name="P8"/>
      <text:p text:style-name="P1"><text:span text:style-name="T17">Stateful vs Stateless containers and why it matters?</text:span></text:p>
      <text:p text:style-name="P1"><text:a xlink:type="simple" xlink:href="https://www.contino.io/insights/stateless-vs-stateful-containers-whats-the-difference-and-why-does-it-matter" text:style-name="ListLabel_20_27" text:visited-style-name="ListLabel_20_27"><text:span text:style-name="T8">https://www.contino.io/insights/stateless-vs-stateful-containers-whats-the-difference-and-why-does-it-matter</text:span></text:a></text:p>
      <text:p text:style-name="P8"/>
      <text:p text:style-name="P1"><text:span text:style-name="T17">Migration to GCP steps:<text:line-break/></text:span><text:a xlink:type="simple" xlink:href="https://cloud.google.com/solutions/migration-to-gcp-assessing-and-discovering-your-workloads" text:style-name="ListLabel_20_27" text:visited-style-name="ListLabel_20_27"><text:span text:style-name="T8">https://cloud.google.com/solutions/migration-to-gcp-assessing-and-discovering-your-workloads</text:span></text:a></text:p>
      <text:p text:style-name="P8"/>
      <text:p text:style-name="P8"/>
      <text:p text:style-name="P1"><text:span text:style-name="T17">Monolithic to microservices breakdown:</text:span></text:p>
      <text:p text:style-name="P1"><text:a xlink:type="simple" xlink:href="https://cloud.google.com/solutions/migrating-a-monolithic-app-to-microservices-gke#the_migration_process" text:style-name="ListLabel_20_27" text:visited-style-name="ListLabel_20_27"><text:span text:style-name="T8">https://cloud.google.com/solutions/migrating-a-monolithic-app-to-microservices-gke#the_migration_process</text:span></text:a></text:p>
      <text:p text:style-name="P8"/>
      <text:p text:style-name="P1"><text:span text:style-name="T17">GKE Multiple clusters:</text:span></text:p>
      <text:p text:style-name="P1"><text:a xlink:type="simple" xlink:href="https://cloud.google.com/solutions/managing-and-deploying-apps-to-multiple-gke-clusters-using-spinnaker" text:style-name="ListLabel_20_27" text:visited-style-name="ListLabel_20_27"><text:span text:style-name="T8">https://cloud.google.com/solutions/managing-and-deploying-apps-to-multiple-gke-clusters-using-spinnaker</text:span></text:a></text:p>
      <text:p text:style-name="P8"/>
      <text:p text:style-name="P1"><text:span text:style-name="T17">Performance Report(web):</text:span></text:p>
      <text:p text:style-name="P1"><text:a xlink:type="simple" xlink:href="https://support.google.com/webmasters/answer/7576553?hl=en" text:style-name="ListLabel_20_27" text:visited-style-name="ListLabel_20_27"><text:span text:style-name="T8">https://support.google.com/webmasters/answer/7576553?hl=en</text:span></text:a></text:p>
      <text:p text:style-name="P8"/>
      <text:p text:style-name="P1"><text:soft-page-break/><text:span text:style-name="T17">PageSpeed Insights API:</text:span></text:p>
      <text:p text:style-name="P1"><text:a xlink:type="simple" xlink:href="https://developers.google.com/speed/docs/insights/v5/about" text:style-name="ListLabel_20_20" text:visited-style-name="ListLabel_20_20"><text:span text:style-name="T4">https://developers.google.com/speed/docs/insights/v5/about</text:span></text:a></text:p>
      <text:p text:style-name="P9"/>
      <text:p text:style-name="P1"><text:span text:style-name="T20">Right sizing Compute (nonManaged services):</text:span></text:p>
      <text:p text:style-name="P1"><text:a xlink:type="simple" xlink:href="https://cloud.google.com/compute/docs/instances/apply-sizing-recommendations-for-instances#limitations_and_use_cases" text:style-name="ListLabel_20_20" text:visited-style-name="ListLabel_20_20"><text:span text:style-name="T4">https://cloud.google.com/compute/docs/instances/apply-sizing-recommendations-for-instances#limitations_and_use_cases</text:span></text:a></text:p>
      <text:p text:style-name="P9"/>
      <text:p text:style-name="P1"><text:span text:style-name="T20">Right Sizing GCP (Profiler):</text:span></text:p>
      <text:p text:style-name="P1"><text:a xlink:type="simple" xlink:href="https://cloud.google.com/profiler/docs/how-to" text:style-name="ListLabel_20_20" text:visited-style-name="ListLabel_20_20"><text:span text:style-name="T4">https://cloud.google.com/profiler/docs/how-to</text:span></text:a></text:p>
      <text:p text:style-name="P9"/>
      <text:p text:style-name="P1"><text:span text:style-name="T20">Migrate RTDB to Firestore DB:</text:span></text:p>
      <text:p text:style-name="P1"><text:a xlink:type="simple" xlink:href="https://firebase.google.com/docs/firestore/firestore-for-rtdb" text:style-name="ListLabel_20_20" text:visited-style-name="ListLabel_20_20"><text:span text:style-name="T4">https://firebase.google.com/docs/firestore/firestore-for-rtdb</text:span></text:a></text:p>
      <text:p text:style-name="P9"/>
      <text:p text:style-name="P1"><text:span text:style-name="T20">Private access options: </text:span></text:p>
      <text:p text:style-name="P1"><text:a xlink:type="simple" xlink:href="https://cloud.google.com/vpc/docs/private-access-options" text:style-name="ListLabel_20_20" text:visited-style-name="ListLabel_20_20"><text:span text:style-name="T4">https://cloud.google.com/vpc/docs/private-access-options</text:span></text:a></text:p>
      <text:p text:style-name="P9"/>
      <text:p text:style-name="P9"/>
      <text:p text:style-name="P1"><text:span text:style-name="T20">For Gamers:</text:span></text:p>
      <text:p text:style-name="P1"><text:a xlink:type="simple" xlink:href="https://games.withgoogle.com/solutions/" text:style-name="ListLabel_20_20" text:visited-style-name="ListLabel_20_20"><text:span text:style-name="T4">https://games.withgoogle.com/solutions/</text:span></text:a></text:p>
      <text:p text:style-name="P1"><text:a xlink:type="simple" xlink:href="https://firebase.google.com/games" text:style-name="ListLabel_20_20" text:visited-style-name="ListLabel_20_20"><text:span text:style-name="T4">https://firebase.google.com/games</text:span></text:a></text:p>
      <text:p text:style-name="P1"><text:a xlink:type="simple" xlink:href="https://learn.unity.com/" text:style-name="ListLabel_20_20" text:visited-style-name="ListLabel_20_20"><text:span text:style-name="T4">https://learn.unity.com/</text:span></text:a></text:p>
      <text:p text:style-name="P1"><text:a xlink:type="simple" xlink:href="https://unity3d.com/partners/google/connectedgames" text:style-name="ListLabel_20_20" text:visited-style-name="ListLabel_20_20"><text:span text:style-name="T4">https://unity3d.com/partners/google/connectedgames</text:span></text:a></text:p>
      <text:p text:style-name="P1"><text:soft-page-break/><text:a xlink:type="simple" xlink:href="https://stadia.dev/intl/en_us/apply/" text:style-name="ListLabel_20_20" text:visited-style-name="ListLabel_20_20"><text:span text:style-name="T4">https://stadia.dev/intl/en_us/apply/</text:span></text:a></text:p>
      <text:p text:style-name="P1"><text:a xlink:type="simple" xlink:href="https://cloud.google.com/docs/games" text:style-name="ListLabel_20_20" text:visited-style-name="ListLabel_20_20"><text:span text:style-name="T4">https://cloud.google.com/docs/games</text:span></text:a></text:p>
      <text:p text:style-name="P1"><text:a xlink:type="simple" xlink:href="https://cloud.google.com/game-servers?hl=en_US" text:style-name="ListLabel_20_20" text:visited-style-name="ListLabel_20_20"><text:span text:style-name="T4">https://cloud.google.com/game-servers?hl=en_US</text:span></text:a></text:p>
      <text:p text:style-name="P1"><text:a xlink:type="simple" xlink:href="https://cloud.google.com/maps-platform/gaming/" text:style-name="ListLabel_20_20" text:visited-style-name="ListLabel_20_20"><text:span text:style-name="T4">https://cloud.google.com/maps-platform/gaming/</text:span></text:a></text:p>
      <text:p text:style-name="P1"><text:a xlink:type="simple" xlink:href="https://cloud.google.com/game-servers/docs/how-to?hl=en_US" text:style-name="ListLabel_20_20" text:visited-style-name="ListLabel_20_20"><text:span text:style-name="T4">https://cloud.google.com/game-servers/docs/how-to?hl=en_US</text:span></text:a></text:p>
      <text:p text:style-name="P1"><text:a xlink:type="simple" xlink:href="https://cloud.google.com/solutions/gaming" text:style-name="ListLabel_20_20" text:visited-style-name="ListLabel_20_20"><text:span text:style-name="T4">https://cloud.google.com/solutions/gaming</text:span></text:a></text:p>
      <text:p text:style-name="P9"/>
      <text:p text:style-name="P1"><text:span text:style-name="T20">VPC Throughput calc test</text:span></text:p>
      <text:p text:style-name="P1"><text:a xlink:type="simple" xlink:href="https://cloud.google.com/vpc/docs/advanced-vpc#measurenetworkthroughput" text:style-name="ListLabel_20_20" text:visited-style-name="ListLabel_20_20"><text:span text:style-name="T4">https://cloud.google.com/vpc/docs/advanced-vpc#measurenetworkthroughput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0.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style:text-underline-style="solid" style:text-underline-width="auto" style:text-underline-color="font-color" fo:background-color="#ffffff"/>
    </style:style>
    <style:style style:name="ListLabel_20_21" style:display-name="ListLabel 21" style:family="text">
      <style:text-properties fo:color="#1155cc" style:font-name="Comic Sans MS" fo:font-family="'Comic Sans MS'" style:font-family-generic="roman" style:font-pitch="variable" fo:font-size="10.5pt" style:text-underline-style="solid" style:text-underline-width="auto" style:text-underline-color="font-color" style:font-name-asian="Comic Sans MS1" style:font-family-asian="'Comic Sans MS'" style:font-family-generic-asian="system" style:font-pitch-asian="variable" style:font-size-asian="10.5pt" style:font-name-complex="Comic Sans MS1" style:font-family-complex="'Comic Sans MS'" style:font-family-generic-complex="system" style:font-pitch-complex="variable" style:font-size-complex="10.5pt" fo:background-color="#ffffff"/>
    </style:style>
    <style:style style:name="ListLabel_20_22" style:display-name="ListLabel 22" style:family="text">
      <style:text-properties fo:color="#1155cc" fo:font-size="12pt" style:text-underline-style="solid" style:text-underline-width="auto" style:text-underline-color="font-color" style:font-size-asian="12pt" style:font-size-complex="12pt" fo:background-color="#ffffff"/>
    </style:style>
    <style:style style:name="ListLabel_20_23" style:display-name="ListLabel 23" style:family="text">
      <style:text-properties fo:color="#1155cc" style:font-name="Roboto" fo:font-family="Roboto" style:font-family-generic="roman" style:font-pitch="variable" fo:font-size="12pt" style:text-underline-style="solid" style:text-underline-width="auto" style:text-underline-color="font-color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 fo:background-color="#ffffff"/>
    </style:style>
    <style:style style:name="ListLabel_20_24" style:display-name="ListLabel 24" style:family="text">
      <style:text-properties fo:color="#1155cc" fo:font-size="10.5pt" style:text-underline-style="solid" style:text-underline-width="auto" style:text-underline-color="font-color" style:font-size-asian="10.5pt" style:font-size-complex="10.5pt" fo:background-color="#ffffff"/>
    </style:style>
    <style:style style:name="ListLabel_20_25" style:display-name="ListLabel 25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ListLabel_20_26" style:display-name="ListLabel 26" style:family="text">
      <style:text-properties fo:color="#263238" style:font-name="Roboto" fo:font-family="Roboto" style:font-family-generic="roman" style:font-pitch="variable" fo:font-size="10pt" style:text-underline-style="solid" style:text-underline-width="auto" style:text-underline-color="font-color" style:font-name-asian="Roboto1" style:font-family-asian="Roboto" style:font-family-generic-asian="system" style:font-pitch-asian="variable" style:font-size-asian="10pt" style:font-name-complex="Roboto1" style:font-family-complex="Roboto" style:font-family-generic-complex="system" style:font-pitch-complex="variable" style:font-size-complex="10pt"/>
    </style:style>
    <style:style style:name="ListLabel_20_27" style:display-name="ListLabel 27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ListLabel_20_28" style:display-name="ListLabel 28" style:family="text">
      <style:text-properties fo:color="#1155cc" style:font-name="Roboto" fo:font-family="Roboto" style:font-family-generic="roman" style:font-pitch="variable" fo:font-size="10.5pt" style:text-underline-style="solid" style:text-underline-width="auto" style:text-underline-color="font-color" style:font-name-asian="Roboto1" style:font-family-asian="Roboto" style:font-family-generic-asian="system" style:font-pitch-asian="variable" style:font-size-asian="10.5pt" style:font-name-complex="Roboto1" style:font-family-complex="Roboto" style:font-family-generic-complex="system" style:font-pitch-complex="variable" style:font-size-complex="10.5pt" fo:background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3" meta:paragraph-count="313" meta:word-count="988" meta:character-count="19316" meta:non-whitespace-character-count="18644"/>
    <meta:generator>LibreOfficeDev/6.0.5.2$Linux_X86_64 LibreOffice_project/</meta:generator>
  </office:meta>
</office:document-meta>
</file>